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555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2.0937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1.21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4516in" svg:height="5.3949in" svg:x="0.4091in" svg:y="13.2906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6988in" svg:height="5.1776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2835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^2-10)+[.A13])" office:value-type="float" office:value="0">
            <text:p>0</text:p>
          </table:table-cell>
          <table:table-cell table:formula="of:=[.K13]*(-([.J13]/(3*[.$B$6]))*(8*COS(PI()*[.$E$8]*[.$A$6])+2*COS(PI()*[.$E$8]*[.$A$6])^2-10)+[.A13])" office:value-type="float" office:value="1.6">
            <text:p>1.6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0">
            <text:p>#DIV/0!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18.0303022077754">
            <text:p>18.030302207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^2-10)+[.A14])" office:value-type="float" office:value="0.00280461202866937">
            <text:p>0.002804612</text:p>
          </table:table-cell>
          <table:table-cell table:formula="of:=[.K14]*(-([.J14]/(3*[.$B$6]))*(8*COS(PI()*[.$E$8]*[.$A$6])+2*COS(PI()*[.$E$8]*[.$A$6])^2-10)+[.A14])" office:value-type="float" office:value="1.5983172327828">
            <text:p>1.598317232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569.888888888889">
            <text:p>569.8888888889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17.9317124925847">
            <text:p>17.931712492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^2-10)+[.A15])" office:value-type="float" office:value="0.00670474298485225">
            <text:p>0.006704743</text:p>
          </table:table-cell>
          <table:table-cell table:formula="of:=[.K15]*(-([.J15]/(3*[.$B$6]))*(8*COS(PI()*[.$E$8]*[.$A$6])+2*COS(PI()*[.$E$8]*[.$A$6])^2-10)+[.A15])" office:value-type="float" office:value="1.59597715420909">
            <text:p>1.5959771542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38.037037037037">
            <text:p>238.037037037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7.7959385017117">
            <text:p>17.795938501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^2-10)+[.A16])" office:value-type="float" office:value="0.0116745938600284">
            <text:p>0.0116745939</text:p>
          </table:table-cell>
          <table:table-cell table:formula="of:=[.K16]*(-([.J16]/(3*[.$B$6]))*(8*COS(PI()*[.$E$8]*[.$A$6])+2*COS(PI()*[.$E$8]*[.$A$6])^2-10)+[.A16])" office:value-type="float" office:value="1.59299524368398">
            <text:p>1.5929952437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136.449735449735">
            <text:p>136.4497354497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17.6251215067147">
            <text:p>17.625121506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^2-10)+[.A17])" office:value-type="float" office:value="0.0176817288801572">
            <text:p>0.0176817289</text:p>
          </table:table-cell>
          <table:table-cell table:formula="of:=[.K17]*(-([.J17]/(3*[.$B$6]))*(8*COS(PI()*[.$E$8]*[.$A$6])+2*COS(PI()*[.$E$8]*[.$A$6])^2-10)+[.A17])" office:value-type="float" office:value="1.58939096267191">
            <text:p>1.5893909627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89.8888888888889">
            <text:p>89.8888888889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17.4218662691227">
            <text:p>17.421866269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^2-10)+[.A18])" office:value-type="float" office:value="0.0326481257557437">
            <text:p>0.0326481258</text:p>
          </table:table-cell>
          <table:table-cell table:formula="of:=[.K18]*(-([.J18]/(3*[.$B$6]))*(8*COS(PI()*[.$E$8]*[.$A$6])+2*COS(PI()*[.$E$8]*[.$A$6])^2-10)+[.A18])" office:value-type="float" office:value="1.58041112454655">
            <text:p>1.5804111245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48.4074074074074">
            <text:p>48.4074074074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16.9301941556531">
            <text:p>16.9301941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^2-10)+[.A19])" office:value-type="float" office:value="0.0512333965844402">
            <text:p>0.0512333966</text:p>
          </table:table-cell>
          <table:table-cell table:formula="of:=[.K19]*(-([.J19]/(3*[.$B$6]))*(8*COS(PI()*[.$E$8]*[.$A$6])+2*COS(PI()*[.$E$8]*[.$A$6])^2-10)+[.A19])" office:value-type="float" office:value="1.56925996204934">
            <text:p>1.569259962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30.6296296296296">
            <text:p>30.6296296296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6.3472575674835">
            <text:p>16.34725756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^2-10)+[.A20])" office:value-type="float" office:value="0.0730011587485516">
            <text:p>0.0730011587</text:p>
          </table:table-cell>
          <table:table-cell table:formula="of:=[.K20]*(-([.J20]/(3*[.$B$6]))*(8*COS(PI()*[.$E$8]*[.$A$6])+2*COS(PI()*[.$E$8]*[.$A$6])^2-10)+[.A20])" office:value-type="float" office:value="1.55619930475087">
            <text:p>1.5561993048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1.3174603174603">
            <text:p>21.3174603175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5.7004629048647">
            <text:p>15.70046290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^2-10)+[.A21])" office:value-type="float" office:value="0.0974729241877257">
            <text:p>0.0974729242</text:p>
          </table:table-cell>
          <table:table-cell table:formula="of:=[.K21]*(-([.J21]/(3*[.$B$6]))*(8*COS(PI()*[.$E$8]*[.$A$6])+2*COS(PI()*[.$E$8]*[.$A$6])^2-10)+[.A21])" office:value-type="float" office:value="1.54151624548736">
            <text:p>1.5415162455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15.8148148148148">
            <text:p>15.8148148148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15.0156626495203">
            <text:p>15.01566264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^2-10)+[.A22])" office:value-type="float" office:value="0.124151521786731">
            <text:p>0.1241515218</text:p>
          </table:table-cell>
          <table:table-cell table:formula="of:=[.K22]*(-([.J22]/(3*[.$B$6]))*(8*COS(PI()*[.$E$8]*[.$A$6])+2*COS(PI()*[.$E$8]*[.$A$6])^2-10)+[.A22])" office:value-type="float" office:value="1.52550908692796">
            <text:p>1.5255090869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12.2874779541446">
            <text:p>12.2874779541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14.3153793358912">
            <text:p>14.31537933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^2-10)+[.A23])" office:value-type="float" office:value="0.152542372881356">
            <text:p>0.1525423729</text:p>
          </table:table-cell>
          <table:table-cell table:formula="of:=[.K23]*(-([.J23]/(3*[.$B$6]))*(8*COS(PI()*[.$E$8]*[.$A$6])+2*COS(PI()*[.$E$8]*[.$A$6])^2-10)+[.A23])" office:value-type="float" office:value="1.50847457627119">
            <text:p>1.5084745763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9.88888888888889">
            <text:p>9.8888888889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13.617913363617">
            <text:p>13.617913363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^2-10)+[.A24])" office:value-type="float" office:value="0.182171335105295">
            <text:p>0.1821713351</text:p>
          </table:table-cell>
          <table:table-cell table:formula="of:=[.K24]*(-([.J24]/(3*[.$B$6]))*(8*COS(PI()*[.$E$8]*[.$A$6])+2*COS(PI()*[.$E$8]*[.$A$6])^2-10)+[.A24])" office:value-type="float" office:value="1.49069719893682">
            <text:p>1.490697198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8.18294051627385">
            <text:p>8.182940516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12.9371787598043">
            <text:p>12.93717875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^2-10)+[.A25])" office:value-type="float" office:value="0.21259842519685">
            <text:p>0.2125984252</text:p>
          </table:table-cell>
          <table:table-cell table:formula="of:=[.K25]*(-([.J25]/(3*[.$B$6]))*(8*COS(PI()*[.$E$8]*[.$A$6])+2*COS(PI()*[.$E$8]*[.$A$6])^2-10)+[.A25])" office:value-type="float" office:value="1.47244094488189">
            <text:p>1.4724409449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6.92592592592592">
            <text:p>6.9259259259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12.283032869274">
            <text:p>12.283032869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^2-10)+[.A26])" office:value-type="float" office:value="0.243427274446756">
            <text:p>0.2434272744</text:p>
          </table:table-cell>
          <table:table-cell table:formula="of:=[.K26]*(-([.J26]/(3*[.$B$6]))*(8*COS(PI()*[.$E$8]*[.$A$6])+2*COS(PI()*[.$E$8]*[.$A$6])^2-10)+[.A26])" office:value-type="float" office:value="1.45394363533195">
            <text:p>1.4539436353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5.97280497280497">
            <text:p>5.9728049728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11.661873243882">
            <text:p>11.661873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^2-10)+[.A27])" office:value-type="float" office:value="0.274310595065312">
            <text:p>0.2743105951</text:p>
          </table:table-cell>
          <table:table-cell table:formula="of:=[.K27]*(-([.J27]/(3*[.$B$6]))*(8*COS(PI()*[.$E$8]*[.$A$6])+2*COS(PI()*[.$E$8]*[.$A$6])^2-10)+[.A27])" office:value-type="float" office:value="1.43541364296081">
            <text:p>1.435413643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5.23280423280423">
            <text:p>5.2328042328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11.0773262756084">
            <text:p>11.077326275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^2-10)+[.A28])" office:value-type="float" office:value="0.304952215464813">
            <text:p>0.3049522155</text:p>
          </table:table-cell>
          <table:table-cell table:formula="of:=[.K28]*(-([.J28]/(3*[.$B$6]))*(8*COS(PI()*[.$E$8]*[.$A$6])+2*COS(PI()*[.$E$8]*[.$A$6])^2-10)+[.A28])" office:value-type="float" office:value="1.41702867072111">
            <text:p>1.4170286707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4.64672364672365">
            <text:p>4.6467236467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10.5309137456479">
            <text:p>10.5309137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^2-10)+[.A29])" office:value-type="float" office:value="0.335106382978723">
            <text:p>0.335106383</text:p>
          </table:table-cell>
          <table:table-cell table:formula="of:=[.K29]*(-([.J29]/(3*[.$B$6]))*(8*COS(PI()*[.$E$8]*[.$A$6])+2*COS(PI()*[.$E$8]*[.$A$6])^2-10)+[.A29])" office:value-type="float" office:value="1.39893617021277">
            <text:p>1.3989361702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4.17460317460317">
            <text:p>4.1746031746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10.0226364784867">
            <text:p>10.02263647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^2-10)+[.A30])" office:value-type="float" office:value="0.393203883495146">
            <text:p>0.3932038835</text:p>
          </table:table-cell>
          <table:table-cell table:formula="of:=[.K30]*(-([.J30]/(3*[.$B$6]))*(8*COS(PI()*[.$E$8]*[.$A$6])+2*COS(PI()*[.$E$8]*[.$A$6])^2-10)+[.A30])" office:value-type="float" office:value="1.36407766990291">
            <text:p>1.3640776699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3.46913580246913">
            <text:p>3.4691358025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9.11564653213111">
            <text:p>9.11564653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^2-10)+[.A31])" office:value-type="float" office:value="0.447513812154696">
            <text:p>0.4475138122</text:p>
          </table:table-cell>
          <table:table-cell table:formula="of:=[.K31]*(-([.J31]/(3*[.$B$6]))*(8*COS(PI()*[.$E$8]*[.$A$6])+2*COS(PI()*[.$E$8]*[.$A$6])^2-10)+[.A31])" office:value-type="float" office:value="1.33149171270718">
            <text:p>1.3314917127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2.97530864197531">
            <text:p>2.975308642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8.34154759437616">
            <text:p>8.34154759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^2-10)+[.A32])" office:value-type="float" office:value="0.49748743718593">
            <text:p>0.4974874372</text:p>
          </table:table-cell>
          <table:table-cell table:formula="of:=[.K32]*(-([.J32]/(3*[.$B$6]))*(8*COS(PI()*[.$E$8]*[.$A$6])+2*COS(PI()*[.$E$8]*[.$A$6])^2-10)+[.A32])" office:value-type="float" office:value="1.30150753768844">
            <text:p>1.3015075377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2.61616161616162">
            <text:p>2.616161616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7.68193964389859">
            <text:p>7.68193964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^2-10)+[.A33])" office:value-type="float" office:value="0.683544303797468">
            <text:p>0.6835443038</text:p>
          </table:table-cell>
          <table:table-cell table:formula="of:=[.K33]*(-([.J33]/(3*[.$B$6]))*(8*COS(PI()*[.$E$8]*[.$A$6])+2*COS(PI()*[.$E$8]*[.$A$6])^2-10)+[.A33])" office:value-type="float" office:value="1.18987341772152">
            <text:p>1.1898734177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74074074074074">
            <text:p>1.7407407407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5.54373022280971">
            <text:p>5.5437302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^2-10)+[.A34])" office:value-type="float" office:value="0.790794979079498">
            <text:p>0.7907949791</text:p>
          </table:table-cell>
          <table:table-cell table:formula="of:=[.K34]*(-([.J34]/(3*[.$B$6]))*(8*COS(PI()*[.$E$8]*[.$A$6])+2*COS(PI()*[.$E$8]*[.$A$6])^2-10)+[.A34])" office:value-type="float" office:value="1.1255230125523">
            <text:p>1.1255230126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42328042328042">
            <text:p>1.423280423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4.43814894875906">
            <text:p>4.4381489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^2-10)+[.A35])" office:value-type="float" office:value="0.958246346555324">
            <text:p>0.9582463466</text:p>
          </table:table-cell>
          <table:table-cell table:formula="of:=[.K35]*(-([.J35]/(3*[.$B$6]))*(8*COS(PI()*[.$E$8]*[.$A$6])+2*COS(PI()*[.$E$8]*[.$A$6])^2-10)+[.A35])" office:value-type="float" office:value="1.02505219206681">
            <text:p>1.0250521921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6971677559913">
            <text:p>1.0697167756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49819775740779">
            <text:p>2.49819775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^2-10)+[.A36])" office:value-type="float" office:value="0.989118607181719">
            <text:p>0.9891186072</text:p>
          </table:table-cell>
          <table:table-cell table:formula="of:=[.K36]*(-([.J36]/(3*[.$B$6]))*(8*COS(PI()*[.$E$8]*[.$A$6])+2*COS(PI()*[.$E$8]*[.$A$6])^2-10)+[.A36])" office:value-type="float" office:value="1.00652883569097">
            <text:p>1.0065288357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760176017602">
            <text:p>1.0176017602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1.83052600272941">
            <text:p>1.83052600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J12:Parallel.J28 Parallel.E11:Parallel.E11 Parallel.E12:Parallel.E28 Parallel.J12:Parallel.J28 Parallel.D11:Parallel.D11 Parallel.D12:Parallel.D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7.1134in" svg:height="4.6949in" svg:x="0in" svg:y="9.978in">
            <draw:object draw:notify-on-update-of-ranges="Parallel.E13:Parallel.E28 Parallel.F11:Parallel.F11 Parallel.F13:Parallel.F28 Parallel.D13:Parallel.D28 Parallel.L11:Parallel.L11 Parallel.L13:Parallel.L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5.8051in" svg:height="4.6114in" svg:x="8.1512in" svg:y="5.5878in">
            <draw:object draw:notify-on-update-of-ranges="Parallel.J12:Parallel.J28 Parallel.K12:Parallel.K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5.989in" svg:height="3.9693in" svg:x="0.2594in" svg:y="19.2319in">
            <draw:object draw:notify-on-update-of-ranges="Parallel.J97:Parallel.J113 Parallel.E96:Parallel.E96 Parallel.E97:Parallel.E113 Parallel.J97:Parallel.J113 Parallel.D96:Parallel.D96 Parallel.D97:Parallel.D1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svg:width="6.2988in" svg:height="4.039in" svg:x="0.0961in" svg:y="27.7866in">
            <draw:object draw:notify-on-update-of-ranges="Parallel.J149:Parallel.J165 Parallel.E148:Parallel.E148 Parallel.E149:Parallel.E165 Parallel.J149:Parallel.J165 Parallel.D148:Parallel.D148 Parallel.D149:Parallel.D16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svg:width="7.0114in" svg:height="4.8965in" svg:x="7.7232in" svg:y="10.3504in">
            <draw:object draw:notify-on-update-of-ranges="Parallel.J97:Parallel.J113 Parallel.D145:Parallel.D145 Parallel.D149:Parallel.D165 Parallel.J97:Parallel.J113 Parallel.D8:Parallel.D8 Parallel.D12:Parallel.D28 Parallel.J97:Parallel.J113 Parallel.D93:Parallel.D93 Parallel.D97:Parallel.D113 Parallel.J97:Parallel.J113 Parallel.D195:Parallel.D195 Parallel.D199:Parallel.D215 Parallel.J12:Parallel.J28 Parallel.E11:Parallel.E11 Parallel.E12:Parallel.E28 Parallel.J97:Parallel.J113 Parallel.E96:Parallel.E96 Parallel.E97:Parallel.E113 Parallel.J149:Parallel.J165 Parallel.E148:Parallel.E148 Parallel.E149:Parallel.E165 Parallel.J199:Parallel.J215 Parallel.E198:Parallel.E198 Parallel.E251:Parallel.E26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svg:width="6.4854in" svg:height="4.2118in" svg:x="0.011in" svg:y="36.237in">
            <draw:object draw:notify-on-update-of-ranges="Parallel.J199:Parallel.J215 Parallel.E198:Parallel.E198 Parallel.E199:Parallel.E215 Parallel.J199:Parallel.J215 Parallel.D198:Parallel.D198 Parallel.D199:Parallel.D215 Parallel.J251:Parallel.J267 Parallel.E250:Parallel.E250 Parallel.E251:Parallel.E267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5" table:default-cell-style-name="Default"/>
        <table:table-column table:style-name="co17" table:number-columns-repeated="2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2"/>
          <table:table-cell table:style-name="ce1" office:value-type="string">
            <text:p>n_s</text:p>
          </table:table-cell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K12])" office:value-type="float" office:value="0.990365805043064">
            <text:p>0.990365805</text:p>
          </table:table-cell>
          <table:table-cell office:value-type="float" office:value="0.92379">
            <text:p>0.92379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I12]*[.H12]/(3*[.$B$8])" office:value-type="float" office:value="0.991080277502478">
            <text:p>0.9910802775</text:p>
          </table:table-cell>
          <table:table-cell table:formula="of:=[.$D$6]*[.$D$8]*LN([.J12])/LN([.$G$8])" office:value-type="float" office:value="0.00972791559227639">
            <text:p>0.0097279156</text:p>
          </table:table-cell>
          <table:table-cell table:formula="of:=-LN([.$A$5])/LN([.D12])" office:value-type="float" office:value="1355.48945618466">
            <text:p>1355.489456184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K13])" office:value-type="float" office:value="0.963020597905346">
            <text:p>0.9630205979</text:p>
          </table:table-cell>
          <table:table-cell office:value-type="float" office:value="0.92379">
            <text:p>0.92379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I13]*[.H13]/(3*[.$B$8])" office:value-type="float" office:value="0.965250965250965">
            <text:p>0.9652509653</text:p>
          </table:table-cell>
          <table:table-cell table:formula="of:=[.$D$6]*[.$D$8]*LN([.J13])/LN([.$G$8])" office:value-type="float" office:value="0.0383993885230356">
            <text:p>0.0383993885</text:p>
          </table:table-cell>
          <table:table-cell table:formula="of:=-LN([.$A$5])/LN([.D13])" office:value-type="float" office:value="348.2536325986">
            <text:p>348.253632598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K14])" office:value-type="float" office:value="0.922029297884438">
            <text:p>0.9220292979</text:p>
          </table:table-cell>
          <table:table-cell office:value-type="float" office:value="0.922581">
            <text:p>0.922581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I14]*[.H14]/(3*[.$B$8])" office:value-type="float" office:value="0.925069380203515">
            <text:p>0.9250693802</text:p>
          </table:table-cell>
          <table:table-cell table:formula="of:=[.$D$6]*[.$D$8]*LN([.J14])/LN([.$G$8])" office:value-type="float" office:value="0.0845642348832758">
            <text:p>0.0845642349</text:p>
          </table:table-cell>
          <table:table-cell table:formula="of:=-LN([.$A$5])/LN([.D14])" office:value-type="float" office:value="161.648700378535">
            <text:p>161.648700378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K15])" office:value-type="float" office:value="0.872550812257638">
            <text:p>0.8725508123</text:p>
          </table:table-cell>
          <table:table-cell office:value-type="float" office:value="0.902218">
            <text:p>0.902218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I15]*[.H15]/(3*[.$B$8])" office:value-type="float" office:value="0.874125874125874">
            <text:p>0.8741258741</text:p>
          </table:table-cell>
          <table:table-cell table:formula="of:=[.$D$6]*[.$D$8]*LN([.J15])/LN([.$G$8])" office:value-type="float" office:value="0.146065061142514">
            <text:p>0.1460650611</text:p>
          </table:table-cell>
          <table:table-cell table:formula="of:=-LN([.$A$5])/LN([.D15])" office:value-type="float" office:value="96.2513087724665">
            <text:p>96.251308772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K16])" office:value-type="float" office:value="0.819443612671263">
            <text:p>0.8194436127</text:p>
          </table:table-cell>
          <table:table-cell office:value-type="float" office:value="0.846774">
            <text:p>0.846774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I16]*[.H16]/(3*[.$B$8])" office:value-type="float" office:value="0.816326530612245">
            <text:p>0.8163265306</text:p>
          </table:table-cell>
          <table:table-cell table:formula="of:=[.$D$6]*[.$D$8]*LN([.J16])/LN([.$G$8])" office:value-type="float" office:value="0.220340221751378">
            <text:p>0.2203402218</text:p>
          </table:table-cell>
          <table:table-cell table:formula="of:=-LN([.$A$5])/LN([.D16])" office:value-type="float" office:value="65.8985777917813">
            <text:p>65.89857779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K17])" office:value-type="float" office:value="0.766447995388386">
            <text:p>0.7664479954</text:p>
          </table:table-cell>
          <table:table-cell office:value-type="float" office:value="0.776815">
            <text:p>0.776815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I17]*[.H17]/(3*[.$B$8])" office:value-type="float" office:value="0.755287009063444">
            <text:p>0.7552870091</text:p>
          </table:table-cell>
          <table:table-cell table:formula="of:=[.$D$6]*[.$D$8]*LN([.J17])/LN([.$G$8])" office:value-type="float" office:value="0.304719962759203">
            <text:p>0.3047199628</text:p>
          </table:table-cell>
          <table:table-cell table:formula="of:=-LN([.$A$5])/LN([.D17])" office:value-type="float" office:value="49.3343390391725">
            <text:p>49.33433903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K18])" office:value-type="float" office:value="0.715993895681602">
            <text:p>0.7159938957</text:p>
          </table:table-cell>
          <table:table-cell office:value-type="float" office:value="0.713508">
            <text:p>0.713508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I18]*[.H18]/(3*[.$B$8])" office:value-type="float" office:value="0.693962526023595">
            <text:p>0.693962526</text:p>
          </table:table-cell>
          <table:table-cell table:formula="of:=[.$D$6]*[.$D$8]*LN([.J18])/LN([.$G$8])" office:value-type="float" office:value="0.396659952034973">
            <text:p>0.396659952</text:p>
          </table:table-cell>
          <table:table-cell table:formula="of:=-LN([.$A$5])/LN([.D18])" office:value-type="float" office:value="39.2786772498528">
            <text:p>39.27867724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K19])" office:value-type="float" office:value="0.66939309004762">
            <text:p>0.66939309</text:p>
          </table:table-cell>
          <table:table-cell office:value-type="float" office:value="0.649579">
            <text:p>0.649579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I19]*[.H19]/(3*[.$B$8])" office:value-type="float" office:value="0.634517766497462">
            <text:p>0.6345177665</text:p>
          </table:table-cell>
          <table:table-cell table:formula="of:=[.$D$6]*[.$D$8]*LN([.J19])/LN([.$G$8])" office:value-type="float" office:value="0.493890532883841">
            <text:p>0.4938905329</text:p>
          </table:table-cell>
          <table:table-cell table:formula="of:=-LN([.$A$5])/LN([.D19])" office:value-type="float" office:value="32.6928066275759">
            <text:p>32.692806627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K20])" office:value-type="float" office:value="0.627160771436483">
            <text:p>0.6271607714</text:p>
          </table:table-cell>
          <table:table-cell office:value-type="float" office:value="0.596976">
            <text:p>0.596976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I20]*[.H20]/(3*[.$B$8])" office:value-type="float" office:value="0.578368999421631">
            <text:p>0.5783689994</text:p>
          </table:table-cell>
          <table:table-cell table:formula="of:=[.$D$6]*[.$D$8]*LN([.J20])/LN([.$G$8])" office:value-type="float" office:value="0.594487483184807">
            <text:p>0.5944874832</text:p>
          </table:table-cell>
          <table:table-cell table:formula="of:=-LN([.$A$5])/LN([.D20])" office:value-type="float" office:value="28.1262395700116">
            <text:p>28.126239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K21])" office:value-type="float" office:value="0.589315473889911">
            <text:p>0.5893154739</text:p>
          </table:table-cell>
          <table:table-cell office:value-type="float" office:value="0.559073">
            <text:p>0.559073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I21]*[.H21]/(3*[.$B$8])" office:value-type="float" office:value="0.526315789473684">
            <text:p>0.5263157895</text:p>
          </table:table-cell>
          <table:table-cell table:formula="of:=[.$D$6]*[.$D$8]*LN([.J21])/LN([.$G$8])" office:value-type="float" office:value="0.696884002382072">
            <text:p>0.6968840024</text:p>
          </table:table-cell>
          <table:table-cell table:formula="of:=-LN([.$A$5])/LN([.D21])" office:value-type="float" office:value="24.8156608701222">
            <text:p>24.81566087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K22])" office:value-type="float" office:value="0.525643599394876">
            <text:p>0.5256435994</text:p>
          </table:table-cell>
          <table:table-cell office:value-type="float" office:value="0.495565">
            <text:p>0.495565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I22]*[.H22]/(3*[.$B$8])" office:value-type="float" office:value="0.435540069686411">
            <text:p>0.4355400697</text:p>
          </table:table-cell>
          <table:table-cell table:formula="of:=[.$D$6]*[.$D$8]*LN([.J22])/LN([.$G$8])" office:value-type="float" office:value="0.90242970931484">
            <text:p>0.9024297093</text:p>
          </table:table-cell>
          <table:table-cell table:formula="of:=-LN([.$A$5])/LN([.D22])" office:value-type="float" office:value="20.4038458057503">
            <text:p>20.403845805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K23])" office:value-type="float" office:value="0.454171083907449">
            <text:p>0.4541710839</text:p>
          </table:table-cell>
          <table:table-cell office:value-type="float" office:value="0.416331">
            <text:p>0.416331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I23]*[.H23]/(3*[.$B$8])" office:value-type="float" office:value="0.330578512396694">
            <text:p>0.3305785124</text:p>
          </table:table-cell>
          <table:table-cell table:formula="of:=[.$D$6]*[.$D$8]*LN([.J23])/LN([.$G$8])" office:value-type="float" office:value="1.20181344747122">
            <text:p>1.2018134475</text:p>
          </table:table-cell>
          <table:table-cell table:formula="of:=-LN([.$A$5])/LN([.D23])" office:value-type="float" office:value="16.625711423714">
            <text:p>16.625711423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K24])" office:value-type="float" office:value="0.376379254121412">
            <text:p>0.3763792541</text:p>
          </table:table-cell>
          <table:table-cell office:value-type="float" office:value="0.353427">
            <text:p>0.353427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I24]*[.H24]/(3*[.$B$8])" office:value-type="float" office:value="0.217391304347826">
            <text:p>0.2173913043</text:p>
          </table:table-cell>
          <table:table-cell table:formula="of:=[.$D$6]*[.$D$8]*LN([.J24])/LN([.$G$8])" office:value-type="float" office:value="1.65689457920394">
            <text:p>1.6568945792</text:p>
          </table:table-cell>
          <table:table-cell table:formula="of:=-LN([.$A$5])/LN([.D24])" office:value-type="float" office:value="13.429111280093">
            <text:p>13.42911128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K25])" office:value-type="float" office:value="0.294325104636323">
            <text:p>0.2943251046</text:p>
          </table:table-cell>
          <table:table-cell office:value-type="float" office:value="0.270968">
            <text:p>0.270968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I25]*[.H25]/(3*[.$B$8])" office:value-type="float" office:value="0.10989010989011">
            <text:p>0.1098901099</text:p>
          </table:table-cell>
          <table:table-cell table:formula="of:=[.$D$6]*[.$D$8]*LN([.J25])/LN([.$G$8])" office:value-type="float" office:value="2.39760348080273">
            <text:p>2.3976034808</text:p>
          </table:table-cell>
          <table:table-cell table:formula="of:=-LN([.$A$5])/LN([.D25])" office:value-type="float" office:value="10.7290342300753">
            <text:p>10.729034230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K26])" office:value-type="float" office:value="0.270254733353795">
            <text:p>0.2702547334</text:p>
          </table:table-cell>
          <table:table-cell office:value-type="float" office:value="0.221976">
            <text:p>0.221976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I26]*[.H26]/(3*[.$B$8])" office:value-type="float" office:value="0.0831600831600831">
            <text:p>0.0831600832</text:p>
          </table:table-cell>
          <table:table-cell table:formula="of:=[.$D$6]*[.$D$8]*LN([.J26])/LN([.$G$8])" office:value-type="float" office:value="2.70021271261467">
            <text:p>2.7002127126</text:p>
          </table:table-cell>
          <table:table-cell table:formula="of:=-LN([.$A$5])/LN([.D26])" office:value-type="float" office:value="10.0293951263906">
            <text:p>10.02939512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K27])" office:value-type="float" office:value="0.225852441072993">
            <text:p>0.2258524411</text:p>
          </table:table-cell>
          <table:table-cell office:value-type="float" office:value="0.174194">
            <text:p>0.174194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I27]*[.H27]/(3*[.$B$8])" office:value-type="float" office:value="0.0425531914893617">
            <text:p>0.0425531915</text:p>
          </table:table-cell>
          <table:table-cell table:formula="of:=[.$D$6]*[.$D$8]*LN([.J27])/LN([.$G$8])" office:value-type="float" office:value="3.42766965567934">
            <text:p>3.4276696557</text:p>
          </table:table-cell>
          <table:table-cell table:formula="of:=-LN([.$A$5])/LN([.D27])" office:value-type="float" office:value="8.81954291401681">
            <text:p>8.81954291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K28])" office:value-type="float" office:value="0.169560399110435">
            <text:p>0.1695603991</text:p>
          </table:table-cell>
          <table:table-cell office:value-type="float" office:value="0.174194">
            <text:p>0.174194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I28]*[.H28]/(3*[.$B$8])" office:value-type="float" office:value="0.010989010989011">
            <text:p>0.010989011</text:p>
          </table:table-cell>
          <table:table-cell table:formula="of:=[.$D$6]*[.$D$8]*LN([.J28])/LN([.$G$8])" office:value-type="float" office:value="4.89760348080274">
            <text:p>4.8976034808</text:p>
          </table:table-cell>
          <table:table-cell table:formula="of:=-LN([.$A$5])/LN([.D28])" office:value-type="float" office:value="7.39477184329792">
            <text:p>7.3947718433</text:p>
          </table:table-cell>
          <table:table-cell/>
        </table:table-row>
        <table:table-row table:style-name="ro1" table:number-rows-repeated="60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K97])" office:value-type="float" office:value="0.98091547412903">
            <text:p>0.9809154741</text:p>
          </table:table-cell>
          <table:table-cell office:value-type="float" office:value="0.976414">
            <text:p>0.97641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I97]*[.H97]/(3*[.$B$93])" office:value-type="float" office:value="0.991080277502478">
            <text:p>0.9910802775</text:p>
          </table:table-cell>
          <table:table-cell table:formula="of:=[.$H$93]*[.$D$93]*LN([.J97])/LN([.$G$93])" office:value-type="float" office:value="0.0194558311845528">
            <text:p>0.0194558312</text:p>
          </table:table-cell>
          <table:table-cell table:formula="of:=-LN([.$A$90])/LN([.D97])" office:value-type="float" office:value="681.009541019891">
            <text:p>681.0095410199</text:p>
          </table:table-cell>
          <table:table-cell table:formula="of:=1/(1+[.$A$93]*[.G97])" office:value-type="float" office:value="0.833333333333333">
            <text:p>0.833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K98])" office:value-type="float" office:value="0.928678617878124">
            <text:p>0.9286786179</text:p>
          </table:table-cell>
          <table:table-cell office:value-type="float" office:value="0.953029">
            <text:p>0.95302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I98]*[.H98]/(3*[.$B$93])" office:value-type="float" office:value="0.965250965250965">
            <text:p>0.9652509653</text:p>
          </table:table-cell>
          <table:table-cell table:formula="of:=[.$H$93]*[.$D$93]*LN([.J98])/LN([.$G$93])" office:value-type="float" office:value="0.0767987770460712">
            <text:p>0.076798777</text:p>
          </table:table-cell>
          <table:table-cell table:formula="of:=-LN([.$A$90])/LN([.D98])" office:value-type="float" office:value="177.34710332261">
            <text:p>177.3471033226</text:p>
          </table:table-cell>
          <table:table-cell table:formula="of:=1/(1+[.$A$93]*[.G98])" office:value-type="float" office:value="0.714285714285714">
            <text:p>0.71428571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K99])" office:value-type="float" office:value="0.855337993950038">
            <text:p>0.855337994</text:p>
          </table:table-cell>
          <table:table-cell office:value-type="float" office:value="0.836912">
            <text:p>0.836912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I99]*[.H99]/(3*[.$B$93])" office:value-type="float" office:value="0.925069380203515">
            <text:p>0.9250693802</text:p>
          </table:table-cell>
          <table:table-cell table:formula="of:=[.$H$93]*[.$D$93]*LN([.J99])/LN([.$G$93])" office:value-type="float" office:value="0.169128469766552">
            <text:p>0.1691284698</text:p>
          </table:table-cell>
          <table:table-cell table:formula="of:=-LN([.$A$90])/LN([.D99])" office:value-type="float" office:value="83.9785176267106">
            <text:p>83.9785176267</text:p>
          </table:table-cell>
          <table:table-cell table:formula="of:=1/(1+[.$A$93]*[.G99])" office:value-type="float" office:value="0.625">
            <text:p>0.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K100])" office:value-type="float" office:value="0.77391586400879">
            <text:p>0.773915864</text:p>
          </table:table-cell>
          <table:table-cell office:value-type="float" office:value="0.694184">
            <text:p>0.694184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I100]*[.H100]/(3*[.$B$93])" office:value-type="float" office:value="0.874125874125874">
            <text:p>0.8741258741</text:p>
          </table:table-cell>
          <table:table-cell table:formula="of:=[.$H$93]*[.$D$93]*LN([.J100])/LN([.$G$93])" office:value-type="float" office:value="0.292130122285027">
            <text:p>0.2921301223</text:p>
          </table:table-cell>
          <table:table-cell table:formula="of:=-LN([.$A$90])/LN([.D100])" office:value-type="float" office:value="51.2008081943762">
            <text:p>51.2008081944</text:p>
          </table:table-cell>
          <table:table-cell table:formula="of:=1/(1+[.$A$93]*[.G100])" office:value-type="float" office:value="0.555555555555556">
            <text:p>0.55555555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K101])" office:value-type="float" office:value="0.694116453450759">
            <text:p>0.6941164535</text:p>
          </table:table-cell>
          <table:table-cell office:value-type="float" office:value="0.585677">
            <text:p>0.585677</text:p>
          </table:table-cell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I101]*[.H101]/(3*[.$B$93])" office:value-type="float" office:value="0.816326530612245">
            <text:p>0.8163265306</text:p>
          </table:table-cell>
          <table:table-cell table:formula="of:=[.$H$93]*[.$D$93]*LN([.J101])/LN([.$G$93])" office:value-type="float" office:value="0.440680443502757">
            <text:p>0.4406804435</text:p>
          </table:table-cell>
          <table:table-cell table:formula="of:=-LN([.$A$90])/LN([.D101])" office:value-type="float" office:value="35.9403044254573">
            <text:p>35.9403044255</text:p>
          </table:table-cell>
          <table:table-cell table:formula="of:=1/(1+[.$A$93]*[.G101])" office:value-type="float" office:value="0.5">
            <text:p>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K102])" office:value-type="float" office:value="0.621334157395093">
            <text:p>0.6213341574</text:p>
          </table:table-cell>
          <table:table-cell office:value-type="float" office:value="0.506401">
            <text:p>0.506401</text:p>
          </table:table-cell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I102]*[.H102]/(3*[.$B$93])" office:value-type="float" office:value="0.755287009063444">
            <text:p>0.7552870091</text:p>
          </table:table-cell>
          <table:table-cell table:formula="of:=[.$H$93]*[.$D$93]*LN([.J102])/LN([.$G$93])" office:value-type="float" office:value="0.609439925518405">
            <text:p>0.6094399255</text:p>
          </table:table-cell>
          <table:table-cell table:formula="of:=-LN([.$A$90])/LN([.D102])" office:value-type="float" office:value="27.5745800266978">
            <text:p>27.5745800267</text:p>
          </table:table-cell>
          <table:table-cell table:formula="of:=1/(1+[.$A$93]*[.G102])" office:value-type="float" office:value="0.454545454545455">
            <text:p>0.45454545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K103])" office:value-type="float" office:value="0.557624993583407">
            <text:p>0.5576249936</text:p>
          </table:table-cell>
          <table:table-cell office:value-type="float" office:value="0.447939">
            <text:p>0.447939</text:p>
          </table:table-cell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I103]*[.H103]/(3*[.$B$93])" office:value-type="float" office:value="0.693962526023595">
            <text:p>0.693962526</text:p>
          </table:table-cell>
          <table:table-cell table:formula="of:=[.$H$93]*[.$D$93]*LN([.J103])/LN([.$G$93])" office:value-type="float" office:value="0.793319904069946">
            <text:p>0.7933199041</text:p>
          </table:table-cell>
          <table:table-cell table:formula="of:=-LN([.$A$90])/LN([.D103])" office:value-type="float" office:value="22.4671612955929">
            <text:p>22.4671612956</text:p>
          </table:table-cell>
          <table:table-cell table:formula="of:=1/(1+[.$A$93]*[.G103])" office:value-type="float" office:value="0.416666666666667">
            <text:p>0.41666666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K104])" office:value-type="float" office:value="0.50307351107291">
            <text:p>0.5030735111</text:p>
          </table:table-cell>
          <table:table-cell office:value-type="float" office:value="0.401119">
            <text:p>0.401119</text:p>
          </table:table-cell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I104]*[.H104]/(3*[.$B$93])" office:value-type="float" office:value="0.634517766497462">
            <text:p>0.6345177665</text:p>
          </table:table-cell>
          <table:table-cell table:formula="of:=[.$H$93]*[.$D$93]*LN([.J104])/LN([.$G$93])" office:value-type="float" office:value="0.987781065767683">
            <text:p>0.9877810658</text:p>
          </table:table-cell>
          <table:table-cell table:formula="of:=-LN([.$A$90])/LN([.D104])" office:value-type="float" office:value="19.1004380789255">
            <text:p>19.1004380789</text:p>
          </table:table-cell>
          <table:table-cell table:formula="of:=1/(1+[.$A$93]*[.G104])" office:value-type="float" office:value="0.384615384615385">
            <text:p>0.38461538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K105])" office:value-type="float" office:value="0.456834826968573">
            <text:p>0.456834827</text:p>
          </table:table-cell>
          <table:table-cell office:value-type="float" office:value="0.354954">
            <text:p>0.354954</text:p>
          </table:table-cell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I105]*[.H105]/(3*[.$B$93])" office:value-type="float" office:value="0.578368999421631">
            <text:p>0.5783689994</text:p>
          </table:table-cell>
          <table:table-cell table:formula="of:=[.$H$93]*[.$D$93]*LN([.J105])/LN([.$G$93])" office:value-type="float" office:value="1.18897496636961">
            <text:p>1.1889749664</text:p>
          </table:table-cell>
          <table:table-cell table:formula="of:=-LN([.$A$90])/LN([.D105])" office:value-type="float" office:value="16.7498139250529">
            <text:p>16.7498139251</text:p>
          </table:table-cell>
          <table:table-cell table:formula="of:=1/(1+[.$A$93]*[.G105])" office:value-type="float" office:value="0.357142857142857">
            <text:p>0.35714285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K106])" office:value-type="float" office:value="0.41775142704296">
            <text:p>0.417751427</text:p>
          </table:table-cell>
          <table:table-cell office:value-type="float" office:value="0.334492">
            <text:p>0.334492</text:p>
          </table:table-cell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I106]*[.H106]/(3*[.$B$93])" office:value-type="float" office:value="0.526315789473684">
            <text:p>0.5263157895</text:p>
          </table:table-cell>
          <table:table-cell table:formula="of:=[.$H$93]*[.$D$93]*LN([.J106])/LN([.$G$93])" office:value-type="float" office:value="1.39376800476414">
            <text:p>1.3937680048</text:p>
          </table:table-cell>
          <table:table-cell table:formula="of:=-LN([.$A$90])/LN([.D106])" office:value-type="float" office:value="15.0336052205682">
            <text:p>15.0336052206</text:p>
          </table:table-cell>
          <table:table-cell table:formula="of:=1/(1+[.$A$93]*[.G106])" office:value-type="float" office:value="0.333333333333333">
            <text:p>0.33333333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K107])" office:value-type="float" office:value="0.356524107182724">
            <text:p>0.3565241072</text:p>
          </table:table-cell>
          <table:table-cell office:value-type="float" office:value="0.292007">
            <text:p>0.292007</text:p>
          </table:table-cell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I107]*[.H107]/(3*[.$B$93])" office:value-type="float" office:value="0.435540069686411">
            <text:p>0.4355400697</text:p>
          </table:table-cell>
          <table:table-cell table:formula="of:=[.$H$93]*[.$D$93]*LN([.J107])/LN([.$G$93])" office:value-type="float" office:value="1.80485941862968">
            <text:p>1.8048594186</text:p>
          </table:table-cell>
          <table:table-cell table:formula="of:=-LN([.$A$90])/LN([.D107])" office:value-type="float" office:value="12.7234400237976">
            <text:p>12.7234400238</text:p>
          </table:table-cell>
          <table:table-cell table:formula="of:=1/(1+[.$A$93]*[.G107])" office:value-type="float" office:value="0.294117647058823">
            <text:p>0.29411764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K108])" office:value-type="float" office:value="0.293804236147603">
            <text:p>0.2938042361</text:p>
          </table:table-cell>
          <table:table-cell office:value-type="float" office:value="0.237325">
            <text:p>0.237325</text:p>
          </table:table-cell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I108]*[.H108]/(3*[.$B$93])" office:value-type="float" office:value="0.330578512396694">
            <text:p>0.3305785124</text:p>
          </table:table-cell>
          <table:table-cell table:formula="of:=[.$H$93]*[.$D$93]*LN([.J108])/LN([.$G$93])" office:value-type="float" office:value="2.40362689494244">
            <text:p>2.4036268949</text:p>
          </table:table-cell>
          <table:table-cell table:formula="of:=-LN([.$A$90])/LN([.D108])" office:value-type="float" office:value="10.7135187202254">
            <text:p>10.7135187202</text:p>
          </table:table-cell>
          <table:table-cell table:formula="of:=1/(1+[.$A$93]*[.G108])" office:value-type="float" office:value="0.25">
            <text:p>0.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K109])" office:value-type="float" office:value="0.231814760360026">
            <text:p>0.2318147604</text:p>
          </table:table-cell>
          <table:table-cell office:value-type="float" office:value="0.203357">
            <text:p>0.203357</text:p>
          </table:table-cell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I109]*[.H109]/(3*[.$B$93])" office:value-type="float" office:value="0.217391304347826">
            <text:p>0.2173913043</text:p>
          </table:table-cell>
          <table:table-cell table:formula="of:=[.$H$93]*[.$D$93]*LN([.J109])/LN([.$G$93])" office:value-type="float" office:value="3.31378915840787">
            <text:p>3.3137891584</text:p>
          </table:table-cell>
          <table:table-cell table:formula="of:=-LN([.$A$90])/LN([.D109])" office:value-type="float" office:value="8.97675038194729">
            <text:p>8.9767503819</text:p>
          </table:table-cell>
          <table:table-cell table:formula="of:=1/(1+[.$A$93]*[.G109])" office:value-type="float" office:value="0.2">
            <text:p>0.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K110])" office:value-type="float" office:value="0.172556391277347">
            <text:p>0.1725563913</text:p>
          </table:table-cell>
          <table:table-cell office:value-type="float" office:value="0.155428">
            <text:p>0.155428</text:p>
          </table:table-cell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I110]*[.H110]/(3*[.$B$93])" office:value-type="float" office:value="0.10989010989011">
            <text:p>0.1098901099</text:p>
          </table:table-cell>
          <table:table-cell table:formula="of:=[.$H$93]*[.$D$93]*LN([.J110])/LN([.$G$93])" office:value-type="float" office:value="4.79520696160547">
            <text:p>4.7952069616</text:p>
          </table:table-cell>
          <table:table-cell table:formula="of:=-LN([.$A$90])/LN([.D110])" office:value-type="float" office:value="7.46848630363508">
            <text:p>7.4684863036</text:p>
          </table:table-cell>
          <table:table-cell table:formula="of:=1/(1+[.$A$93]*[.G110])" office:value-type="float" office:value="0.142857142857143">
            <text:p>0.142857142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K111])" office:value-type="float" office:value="0.156239614332225">
            <text:p>0.1562396143</text:p>
          </table:table-cell>
          <table:table-cell office:value-type="float" office:value="0.128414">
            <text:p>0.128414</text:p>
          </table:table-cell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I111]*[.H111]/(3*[.$B$93])" office:value-type="float" office:value="0.0831600831600831">
            <text:p>0.0831600832</text:p>
          </table:table-cell>
          <table:table-cell table:formula="of:=[.$H$93]*[.$D$93]*LN([.J111])/LN([.$G$93])" office:value-type="float" office:value="5.40042542522935">
            <text:p>5.4004254252</text:p>
          </table:table-cell>
          <table:table-cell table:formula="of:=-LN([.$A$90])/LN([.D111])" office:value-type="float" office:value="7.06885078558679">
            <text:p>7.0688507856</text:p>
          </table:table-cell>
          <table:table-cell table:formula="of:=1/(1+[.$A$93]*[.G111])" office:value-type="float" office:value="0.125">
            <text:p>0.1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K112])" office:value-type="float" office:value="0.127301948440854">
            <text:p>0.1273019484</text:p>
          </table:table-cell>
          <table:table-cell office:value-type="float" office:value="0.0978228">
            <text:p>0.0978228</text:p>
          </table:table-cell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I112]*[.H112]/(3*[.$B$93])" office:value-type="float" office:value="0.0425531914893617">
            <text:p>0.0425531915</text:p>
          </table:table-cell>
          <table:table-cell table:formula="of:=[.$H$93]*[.$D$93]*LN([.J112])/LN([.$G$93])" office:value-type="float" office:value="6.85533931135868">
            <text:p>6.8553393114</text:p>
          </table:table-cell>
          <table:table-cell table:formula="of:=-LN([.$A$90])/LN([.D112])" office:value-type="float" office:value="6.3663909203265">
            <text:p>6.3663909203</text:p>
          </table:table-cell>
          <table:table-cell table:formula="of:=1/(1+[.$A$93]*[.G112])" office:value-type="float" office:value="0.0909090909090909">
            <text:p>0.09090909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K113])" office:value-type="float" office:value="0.0926337034163984">
            <text:p>0.0926337034</text:p>
          </table:table-cell>
          <table:table-cell office:value-type="float" office:value="0.0978228">
            <text:p>0.0978228</text:p>
          </table:table-cell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I113]*[.H113]/(3*[.$B$93])" office:value-type="float" office:value="0.010989010989011">
            <text:p>0.010989011</text:p>
          </table:table-cell>
          <table:table-cell table:formula="of:=[.$H$93]*[.$D$93]*LN([.J113])/LN([.$G$93])" office:value-type="float" office:value="9.79520696160547">
            <text:p>9.7952069616</text:p>
          </table:table-cell>
          <table:table-cell table:formula="of:=-LN([.$A$90])/LN([.D113])" office:value-type="float" office:value="5.51567863713698">
            <text:p>5.5156786371</text:p>
          </table:table-cell>
          <table:table-cell table:formula="of:=1/(1+[.$A$93]*[.G113])" office:value-type="float" office:value="0.0476190476190476">
            <text:p>0.0476190476</text:p>
          </table:table-cell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145]/[.E145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145]*[.A145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44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9]+[.B149]" office:value-type="float" office:value="1">
            <text:p>1</text:p>
          </table:table-cell>
          <table:table-cell table:formula="of:=1/(1+[.K149])" office:value-type="float" office:value="0.995159585774371">
            <text:p>0.9951595858</text:p>
          </table:table-cell>
          <table:table-cell office:value-type="float" office:value="0.813084">
            <text:p>0.813084</text:p>
          </table:table-cell>
          <table:table-cell table:formula="of:=1/([.$E$145]*[.C149])" office:value-type="float" office:value="0.2">
            <text:p>0.2</text:p>
          </table:table-cell>
          <table:table-cell table:formula="of:=[.C149]*[.$F$145]" office:value-type="float" office:value="1">
            <text:p>1</text:p>
          </table:table-cell>
          <table:table-cell table:formula="of:=1/(3*[.C149])" office:value-type="float" office:value="0.333333333333333">
            <text:p>0.3333333333</text:p>
          </table:table-cell>
          <table:table-cell table:formula="of:=1/(10/(9*[.$B$145]*[.C149])+[.A149])" office:value-type="float" office:value="0.0089197224975223">
            <text:p>0.0089197225</text:p>
          </table:table-cell>
          <table:table-cell table:formula="of:=10*[.I149]*[.H149]/(3*[.$B$145])" office:value-type="float" office:value="0.991080277502478">
            <text:p>0.9910802775</text:p>
          </table:table-cell>
          <table:table-cell table:formula="of:=[.$H$145]*[.$D$145]*LN([.J149])/LN([.$G$145])" office:value-type="float" office:value="0.00486395779613819">
            <text:p>0.0048639578</text:p>
          </table:table-cell>
          <table:table-cell table:formula="of:=-LN([.$A$142])/LN([.D149])" office:value-type="float" office:value="2704.43359738156">
            <text:p>2704.43359738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50]+[.B150]" office:value-type="float" office:value="2">
            <text:p>2</text:p>
          </table:table-cell>
          <table:table-cell table:formula="of:=1/(1+[.K150])" office:value-type="float" office:value="0.981161989775292">
            <text:p>0.9811619898</text:p>
          </table:table-cell>
          <table:table-cell office:value-type="float" office:value="0.813084">
            <text:p>0.813084</text:p>
          </table:table-cell>
          <table:table-cell table:formula="of:=1/([.$E$145]*[.C150])" office:value-type="float" office:value="0.1">
            <text:p>0.1</text:p>
          </table:table-cell>
          <table:table-cell table:formula="of:=[.C150]*[.$F$145]" office:value-type="float" office:value="2">
            <text:p>2</text:p>
          </table:table-cell>
          <table:table-cell table:formula="of:=1/(3*[.C150])" office:value-type="float" office:value="0.166666666666667">
            <text:p>0.1666666667</text:p>
          </table:table-cell>
          <table:table-cell table:formula="of:=1/(10/(9*[.$B$145]*[.C150])+[.A150])" office:value-type="float" office:value="0.0173745173745174">
            <text:p>0.0173745174</text:p>
          </table:table-cell>
          <table:table-cell table:formula="of:=10*[.I150]*[.H150]/(3*[.$B$145])" office:value-type="float" office:value="0.965250965250965">
            <text:p>0.9652509653</text:p>
          </table:table-cell>
          <table:table-cell table:formula="of:=[.$H$145]*[.$D$145]*LN([.J150])/LN([.$G$145])" office:value-type="float" office:value="0.0191996942615178">
            <text:p>0.0191996943</text:p>
          </table:table-cell>
          <table:table-cell table:formula="of:=-LN([.$A$142])/LN([.D150])" office:value-type="float" office:value="690.007694734222">
            <text:p>690.007694734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1]+[.B151]" office:value-type="float" office:value="3">
            <text:p>3</text:p>
          </table:table-cell>
          <table:table-cell table:formula="of:=1/(1+[.K151])" office:value-type="float" office:value="0.959433135487902">
            <text:p>0.9594331355</text:p>
          </table:table-cell>
          <table:table-cell office:value-type="float" office:value="0.813084">
            <text:p>0.813084</text:p>
          </table:table-cell>
          <table:table-cell table:formula="of:=1/([.$E$145]*[.C151])" office:value-type="float" office:value="0.0666666666666667">
            <text:p>0.0666666667</text:p>
          </table:table-cell>
          <table:table-cell table:formula="of:=[.C151]*[.$F$145]" office:value-type="float" office:value="3">
            <text:p>3</text:p>
          </table:table-cell>
          <table:table-cell table:formula="of:=1/(3*[.C151])" office:value-type="float" office:value="0.111111111111111">
            <text:p>0.1111111111</text:p>
          </table:table-cell>
          <table:table-cell table:formula="of:=1/(10/(9*[.$B$145]*[.C151])+[.A151])" office:value-type="float" office:value="0.0249768732654949">
            <text:p>0.0249768733</text:p>
          </table:table-cell>
          <table:table-cell table:formula="of:=10*[.I151]*[.H151]/(3*[.$B$145])" office:value-type="float" office:value="0.925069380203515">
            <text:p>0.9250693802</text:p>
          </table:table-cell>
          <table:table-cell table:formula="of:=[.$H$145]*[.$D$145]*LN([.J151])/LN([.$G$145])" office:value-type="float" office:value="0.0422821174416379">
            <text:p>0.0422821174</text:p>
          </table:table-cell>
          <table:table-cell table:formula="of:=-LN([.$A$142])/LN([.D151])" office:value-type="float" office:value="316.868456689811">
            <text:p>316.868456689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2]+[.B152]" office:value-type="float" office:value="4">
            <text:p>4</text:p>
          </table:table-cell>
          <table:table-cell table:formula="of:=1/(1+[.K152])" office:value-type="float" office:value="0.931938195263869">
            <text:p>0.9319381953</text:p>
          </table:table-cell>
          <table:table-cell office:value-type="float" office:value="0.813084">
            <text:p>0.813084</text:p>
          </table:table-cell>
          <table:table-cell table:formula="of:=1/([.$E$145]*[.C152])" office:value-type="float" office:value="0.05">
            <text:p>0.05</text:p>
          </table:table-cell>
          <table:table-cell table:formula="of:=[.C152]*[.$F$145]" office:value-type="float" office:value="4">
            <text:p>4</text:p>
          </table:table-cell>
          <table:table-cell table:formula="of:=1/(3*[.C152])" office:value-type="float" office:value="0.0833333333333333">
            <text:p>0.0833333333</text:p>
          </table:table-cell>
          <table:table-cell table:formula="of:=1/(10/(9*[.$B$145]*[.C152])+[.A152])" office:value-type="float" office:value="0.0314685314685315">
            <text:p>0.0314685315</text:p>
          </table:table-cell>
          <table:table-cell table:formula="of:=10*[.I152]*[.H152]/(3*[.$B$145])" office:value-type="float" office:value="0.874125874125874">
            <text:p>0.8741258741</text:p>
          </table:table-cell>
          <table:table-cell table:formula="of:=[.$H$145]*[.$D$145]*LN([.J152])/LN([.$G$145])" office:value-type="float" office:value="0.0730325305712569">
            <text:p>0.0730325306</text:p>
          </table:table-cell>
          <table:table-cell table:formula="of:=-LN([.$A$142])/LN([.D152])" office:value-type="float" office:value="186.162439860239">
            <text:p>186.16243986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53]+[.B153]" office:value-type="float" office:value="5">
            <text:p>5</text:p>
          </table:table-cell>
          <table:table-cell table:formula="of:=1/(1+[.K153])" office:value-type="float" office:value="0.900762856253815">
            <text:p>0.9007628563</text:p>
          </table:table-cell>
          <table:table-cell office:value-type="float" office:value="0.813084">
            <text:p>0.813084</text:p>
          </table:table-cell>
          <table:table-cell table:formula="of:=1/([.$E$145]*[.C153])" office:value-type="float" office:value="0.04">
            <text:p>0.04</text:p>
          </table:table-cell>
          <table:table-cell table:formula="of:=[.C153]*[.$F$145]" office:value-type="float" office:value="5">
            <text:p>5</text:p>
          </table:table-cell>
          <table:table-cell table:formula="of:=1/(3*[.C153])" office:value-type="float" office:value="0.0666666666666667">
            <text:p>0.0666666667</text:p>
          </table:table-cell>
          <table:table-cell table:formula="of:=1/(10/(9*[.$B$145]*[.C153])+[.A153])" office:value-type="float" office:value="0.036734693877551">
            <text:p>0.0367346939</text:p>
          </table:table-cell>
          <table:table-cell table:formula="of:=10*[.I153]*[.H153]/(3*[.$B$145])" office:value-type="float" office:value="0.816326530612245">
            <text:p>0.8163265306</text:p>
          </table:table-cell>
          <table:table-cell table:formula="of:=[.$H$145]*[.$D$145]*LN([.J153])/LN([.$G$145])" office:value-type="float" office:value="0.110170110875689">
            <text:p>0.1101701109</text:p>
          </table:table-cell>
          <table:table-cell table:formula="of:=-LN([.$A$142])/LN([.D153])" office:value-type="float" office:value="125.556927430695">
            <text:p>125.55692743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54]+[.B154]" office:value-type="float" office:value="6">
            <text:p>6</text:p>
          </table:table-cell>
          <table:table-cell table:formula="of:=1/(1+[.K154])" office:value-type="float" office:value="0.867784386961098">
            <text:p>0.867784387</text:p>
          </table:table-cell>
          <table:table-cell office:value-type="float" office:value="0.809998">
            <text:p>0.809998</text:p>
          </table:table-cell>
          <table:table-cell table:formula="of:=1/([.$E$145]*[.C154])" office:value-type="float" office:value="0.0333333333333333">
            <text:p>0.0333333333</text:p>
          </table:table-cell>
          <table:table-cell table:formula="of:=[.C154]*[.$F$145]" office:value-type="float" office:value="6">
            <text:p>6</text:p>
          </table:table-cell>
          <table:table-cell table:formula="of:=1/(3*[.C154])" office:value-type="float" office:value="0.0555555555555556">
            <text:p>0.0555555556</text:p>
          </table:table-cell>
          <table:table-cell table:formula="of:=1/(10/(9*[.$B$145]*[.C154])+[.A154])" office:value-type="float" office:value="0.040785498489426">
            <text:p>0.0407854985</text:p>
          </table:table-cell>
          <table:table-cell table:formula="of:=10*[.I154]*[.H154]/(3*[.$B$145])" office:value-type="float" office:value="0.755287009063444">
            <text:p>0.7552870091</text:p>
          </table:table-cell>
          <table:table-cell table:formula="of:=[.$H$145]*[.$D$145]*LN([.J154])/LN([.$G$145])" office:value-type="float" office:value="0.152359981379601">
            <text:p>0.1523599814</text:p>
          </table:table-cell>
          <table:table-cell table:formula="of:=-LN([.$A$142])/LN([.D154])" office:value-type="float" office:value="92.5335206294177">
            <text:p>92.533520629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5]+[.B155]" office:value-type="float" office:value="7">
            <text:p>7</text:p>
          </table:table-cell>
          <table:table-cell table:formula="of:=1/(1+[.K155])" office:value-type="float" office:value="0.834494688452496">
            <text:p>0.8344946885</text:p>
          </table:table-cell>
          <table:table-cell office:value-type="float" office:value="0.798821">
            <text:p>0.798821</text:p>
          </table:table-cell>
          <table:table-cell table:formula="of:=1/([.$E$145]*[.C155])" office:value-type="float" office:value="0.0285714285714286">
            <text:p>0.0285714286</text:p>
          </table:table-cell>
          <table:table-cell table:formula="of:=[.C155]*[.$F$145]" office:value-type="float" office:value="7">
            <text:p>7</text:p>
          </table:table-cell>
          <table:table-cell table:formula="of:=1/(3*[.C155])" office:value-type="float" office:value="0.0476190476190476">
            <text:p>0.0476190476</text:p>
          </table:table-cell>
          <table:table-cell table:formula="of:=1/(10/(9*[.$B$145]*[.C155])+[.A155])" office:value-type="float" office:value="0.0437196391394865">
            <text:p>0.0437196391</text:p>
          </table:table-cell>
          <table:table-cell table:formula="of:=10*[.I155]*[.H155]/(3*[.$B$145])" office:value-type="float" office:value="0.693962526023595">
            <text:p>0.693962526</text:p>
          </table:table-cell>
          <table:table-cell table:formula="of:=[.$H$145]*[.$D$145]*LN([.J155])/LN([.$G$145])" office:value-type="float" office:value="0.198329976017487">
            <text:p>0.198329976</text:p>
          </table:table-cell>
          <table:table-cell table:formula="of:=-LN([.$A$142])/LN([.D155])" office:value-type="float" office:value="72.5277350163713">
            <text:p>72.527735016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56]+[.B156]" office:value-type="float" office:value="8">
            <text:p>8</text:p>
          </table:table-cell>
          <table:table-cell table:formula="of:=1/(1+[.K156])" office:value-type="float" office:value="0.801959818856714">
            <text:p>0.8019598189</text:p>
          </table:table-cell>
          <table:table-cell office:value-type="float" office:value="0.787035">
            <text:p>0.787035</text:p>
          </table:table-cell>
          <table:table-cell table:formula="of:=1/([.$E$145]*[.C156])" office:value-type="float" office:value="0.025">
            <text:p>0.025</text:p>
          </table:table-cell>
          <table:table-cell table:formula="of:=[.C156]*[.$F$145]" office:value-type="float" office:value="8">
            <text:p>8</text:p>
          </table:table-cell>
          <table:table-cell table:formula="of:=1/(3*[.C156])" office:value-type="float" office:value="0.0416666666666667">
            <text:p>0.0416666667</text:p>
          </table:table-cell>
          <table:table-cell table:formula="of:=1/(10/(9*[.$B$145]*[.C156])+[.A156])" office:value-type="float" office:value="0.0456852791878173">
            <text:p>0.0456852792</text:p>
          </table:table-cell>
          <table:table-cell table:formula="of:=10*[.I156]*[.H156]/(3*[.$B$145])" office:value-type="float" office:value="0.634517766497462">
            <text:p>0.6345177665</text:p>
          </table:table-cell>
          <table:table-cell table:formula="of:=[.$H$145]*[.$D$145]*LN([.J156])/LN([.$G$145])" office:value-type="float" office:value="0.246945266441921">
            <text:p>0.2469452664</text:p>
          </table:table-cell>
          <table:table-cell table:formula="of:=-LN([.$A$142])/LN([.D156])" office:value-type="float" office:value="59.4587912025637">
            <text:p>59.45879120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57]+[.B157]" office:value-type="float" office:value="9">
            <text:p>9</text:p>
          </table:table-cell>
          <table:table-cell table:formula="of:=1/(1+[.K157])" office:value-type="float" office:value="0.770865156591522">
            <text:p>0.7708651566</text:p>
          </table:table-cell>
          <table:table-cell office:value-type="float" office:value="0.758586">
            <text:p>0.758586</text:p>
          </table:table-cell>
          <table:table-cell table:formula="of:=1/([.$E$145]*[.C157])" office:value-type="float" office:value="0.0222222222222222">
            <text:p>0.0222222222</text:p>
          </table:table-cell>
          <table:table-cell table:formula="of:=[.C157]*[.$F$145]" office:value-type="float" office:value="9">
            <text:p>9</text:p>
          </table:table-cell>
          <table:table-cell table:formula="of:=1/(3*[.C157])" office:value-type="float" office:value="0.037037037037037">
            <text:p>0.037037037</text:p>
          </table:table-cell>
          <table:table-cell table:formula="of:=1/(10/(9*[.$B$145]*[.C157])+[.A157])" office:value-type="float" office:value="0.0468478889531521">
            <text:p>0.046847889</text:p>
          </table:table-cell>
          <table:table-cell table:formula="of:=10*[.I157]*[.H157]/(3*[.$B$145])" office:value-type="float" office:value="0.578368999421631">
            <text:p>0.5783689994</text:p>
          </table:table-cell>
          <table:table-cell table:formula="of:=[.$H$145]*[.$D$145]*LN([.J157])/LN([.$G$145])" office:value-type="float" office:value="0.297243741592403">
            <text:p>0.2972437416</text:p>
          </table:table-cell>
          <table:table-cell table:formula="of:=-LN([.$A$142])/LN([.D157])" office:value-type="float" office:value="50.4237314168805">
            <text:p>50.423731416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58]+[.B158]" office:value-type="float" office:value="10">
            <text:p>10</text:p>
          </table:table-cell>
          <table:table-cell table:formula="of:=1/(1+[.K158])" office:value-type="float" office:value="0.741596597493056">
            <text:p>0.7415965975</text:p>
          </table:table-cell>
          <table:table-cell office:value-type="float" office:value="0.740297">
            <text:p>0.740297</text:p>
          </table:table-cell>
          <table:table-cell table:formula="of:=1/([.$E$145]*[.C158])" office:value-type="float" office:value="0.02">
            <text:p>0.02</text:p>
          </table:table-cell>
          <table:table-cell table:formula="of:=[.C158]*[.$F$145]" office:value-type="float" office:value="10">
            <text:p>10</text:p>
          </table:table-cell>
          <table:table-cell table:formula="of:=1/(3*[.C158])" office:value-type="float" office:value="0.0333333333333333">
            <text:p>0.0333333333</text:p>
          </table:table-cell>
          <table:table-cell table:formula="of:=1/(10/(9*[.$B$145]*[.C158])+[.A158])" office:value-type="float" office:value="0.0473684210526316">
            <text:p>0.0473684211</text:p>
          </table:table-cell>
          <table:table-cell table:formula="of:=10*[.I158]*[.H158]/(3*[.$B$145])" office:value-type="float" office:value="0.526315789473684">
            <text:p>0.5263157895</text:p>
          </table:table-cell>
          <table:table-cell table:formula="of:=[.$H$145]*[.$D$145]*LN([.J158])/LN([.$G$145])" office:value-type="float" office:value="0.348442001191036">
            <text:p>0.3484420012</text:p>
          </table:table-cell>
          <table:table-cell table:formula="of:=-LN([.$A$142])/LN([.D158])" office:value-type="float" office:value="43.8948648221651">
            <text:p>43.894864822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59]+[.B159]" office:value-type="float" office:value="12">
            <text:p>12</text:p>
          </table:table-cell>
          <table:table-cell table:formula="of:=1/(1+[.K159])" office:value-type="float" office:value="0.689077841775582">
            <text:p>0.6890778418</text:p>
          </table:table-cell>
          <table:table-cell office:value-type="float" office:value="0.689697">
            <text:p>0.689697</text:p>
          </table:table-cell>
          <table:table-cell table:formula="of:=1/([.$E$145]*[.C159])" office:value-type="float" office:value="0.0166666666666667">
            <text:p>0.0166666667</text:p>
          </table:table-cell>
          <table:table-cell table:formula="of:=[.C159]*[.$F$145]" office:value-type="float" office:value="12">
            <text:p>12</text:p>
          </table:table-cell>
          <table:table-cell table:formula="of:=1/(3*[.C159])" office:value-type="float" office:value="0.0277777777777778">
            <text:p>0.0277777778</text:p>
          </table:table-cell>
          <table:table-cell table:formula="of:=1/(10/(9*[.$B$145]*[.C159])+[.A159])" office:value-type="float" office:value="0.0470383275261324">
            <text:p>0.0470383275</text:p>
          </table:table-cell>
          <table:table-cell table:formula="of:=10*[.I159]*[.H159]/(3*[.$B$145])" office:value-type="float" office:value="0.435540069686411">
            <text:p>0.4355400697</text:p>
          </table:table-cell>
          <table:table-cell table:formula="of:=[.$H$145]*[.$D$145]*LN([.J159])/LN([.$G$145])" office:value-type="float" office:value="0.45121485465742">
            <text:p>0.4512148547</text:p>
          </table:table-cell>
          <table:table-cell table:formula="of:=-LN([.$A$142])/LN([.D159])" office:value-type="float" office:value="35.2371827496057">
            <text:p>35.237182749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60]+[.B160]" office:value-type="float" office:value="15">
            <text:p>15</text:p>
          </table:table-cell>
          <table:table-cell table:formula="of:=1/(1+[.K160])" office:value-type="float" office:value="0.624646011646804">
            <text:p>0.6246460116</text:p>
          </table:table-cell>
          <table:table-cell office:value-type="float" office:value="0.607194">
            <text:p>0.607194</text:p>
          </table:table-cell>
          <table:table-cell table:formula="of:=1/([.$E$145]*[.C160])" office:value-type="float" office:value="0.0133333333333333">
            <text:p>0.0133333333</text:p>
          </table:table-cell>
          <table:table-cell table:formula="of:=[.C160]*[.$F$145]" office:value-type="float" office:value="15">
            <text:p>15</text:p>
          </table:table-cell>
          <table:table-cell table:formula="of:=1/(3*[.C160])" office:value-type="float" office:value="0.0222222222222222">
            <text:p>0.0222222222</text:p>
          </table:table-cell>
          <table:table-cell table:formula="of:=1/(10/(9*[.$B$145]*[.C160])+[.A160])" office:value-type="float" office:value="0.0446280991735537">
            <text:p>0.0446280992</text:p>
          </table:table-cell>
          <table:table-cell table:formula="of:=10*[.I160]*[.H160]/(3*[.$B$145])" office:value-type="float" office:value="0.330578512396694">
            <text:p>0.3305785124</text:p>
          </table:table-cell>
          <table:table-cell table:formula="of:=[.$H$145]*[.$D$145]*LN([.J160])/LN([.$G$145])" office:value-type="float" office:value="0.60090672373561">
            <text:p>0.6009067237</text:p>
          </table:table-cell>
          <table:table-cell table:formula="of:=-LN([.$A$142])/LN([.D160])" office:value-type="float" office:value="27.8860926260912">
            <text:p>27.88609262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61]+[.B161]" office:value-type="float" office:value="20">
            <text:p>20</text:p>
          </table:table-cell>
          <table:table-cell table:formula="of:=1/(1+[.K161])" office:value-type="float" office:value="0.546912129043484">
            <text:p>0.546912129</text:p>
          </table:table-cell>
          <table:table-cell office:value-type="float" office:value="0.541353">
            <text:p>0.541353</text:p>
          </table:table-cell>
          <table:table-cell table:formula="of:=1/([.$E$145]*[.C161])" office:value-type="float" office:value="0.01">
            <text:p>0.01</text:p>
          </table:table-cell>
          <table:table-cell table:formula="of:=[.C161]*[.$F$145]" office:value-type="float" office:value="20">
            <text:p>20</text:p>
          </table:table-cell>
          <table:table-cell table:formula="of:=1/(3*[.C161])" office:value-type="float" office:value="0.0166666666666667">
            <text:p>0.0166666667</text:p>
          </table:table-cell>
          <table:table-cell table:formula="of:=1/(10/(9*[.$B$145]*[.C161])+[.A161])" office:value-type="float" office:value="0.0391304347826087">
            <text:p>0.0391304348</text:p>
          </table:table-cell>
          <table:table-cell table:formula="of:=10*[.I161]*[.H161]/(3*[.$B$145])" office:value-type="float" office:value="0.217391304347826">
            <text:p>0.2173913043</text:p>
          </table:table-cell>
          <table:table-cell table:formula="of:=[.$H$145]*[.$D$145]*LN([.J161])/LN([.$G$145])" office:value-type="float" office:value="0.828447289601968">
            <text:p>0.8284472896</text:p>
          </table:table-cell>
          <table:table-cell table:formula="of:=-LN([.$A$142])/LN([.D161])" office:value-type="float" office:value="21.7449513019983">
            <text:p>21.74495130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62]+[.B162]" office:value-type="float" office:value="30">
            <text:p>30</text:p>
          </table:table-cell>
          <table:table-cell table:formula="of:=1/(1+[.K162])" office:value-type="float" office:value="0.45479316376085">
            <text:p>0.4547931638</text:p>
          </table:table-cell>
          <table:table-cell office:value-type="float" office:value="0.445641">
            <text:p>0.445641</text:p>
          </table:table-cell>
          <table:table-cell table:formula="of:=1/([.$E$145]*[.C162])" office:value-type="float" office:value="0.00666666666666667">
            <text:p>0.0066666667</text:p>
          </table:table-cell>
          <table:table-cell table:formula="of:=[.C162]*[.$F$145]" office:value-type="float" office:value="30">
            <text:p>30</text:p>
          </table:table-cell>
          <table:table-cell table:formula="of:=1/(3*[.C162])" office:value-type="float" office:value="0.0111111111111111">
            <text:p>0.0111111111</text:p>
          </table:table-cell>
          <table:table-cell table:formula="of:=1/(10/(9*[.$B$145]*[.C162])+[.A162])" office:value-type="float" office:value="0.0296703296703297">
            <text:p>0.0296703297</text:p>
          </table:table-cell>
          <table:table-cell table:formula="of:=10*[.I162]*[.H162]/(3*[.$B$145])" office:value-type="float" office:value="0.10989010989011">
            <text:p>0.1098901099</text:p>
          </table:table-cell>
          <table:table-cell table:formula="of:=[.$H$145]*[.$D$145]*LN([.J162])/LN([.$G$145])" office:value-type="float" office:value="1.19880174040137">
            <text:p>1.1988017404</text:p>
          </table:table-cell>
          <table:table-cell table:formula="of:=-LN([.$A$142])/LN([.D162])" office:value-type="float" office:value="16.6545937133901">
            <text:p>16.65459371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63]+[.B163]" office:value-type="float" office:value="35">
            <text:p>35</text:p>
          </table:table-cell>
          <table:table-cell table:formula="of:=1/(1+[.K163])" office:value-type="float" office:value="0.425512657040456">
            <text:p>0.425512657</text:p>
          </table:table-cell>
          <table:table-cell office:value-type="float" office:value="0.382646">
            <text:p>0.382646</text:p>
          </table:table-cell>
          <table:table-cell table:formula="of:=1/([.$E$145]*[.C163])" office:value-type="float" office:value="0.00571428571428571">
            <text:p>0.0057142857</text:p>
          </table:table-cell>
          <table:table-cell table:formula="of:=[.C163]*[.$F$145]" office:value-type="float" office:value="35">
            <text:p>35</text:p>
          </table:table-cell>
          <table:table-cell table:formula="of:=1/(3*[.C163])" office:value-type="float" office:value="0.00952380952380952">
            <text:p>0.0095238095</text:p>
          </table:table-cell>
          <table:table-cell table:formula="of:=1/(10/(9*[.$B$145]*[.C163])+[.A163])" office:value-type="float" office:value="0.0261954261954262">
            <text:p>0.0261954262</text:p>
          </table:table-cell>
          <table:table-cell table:formula="of:=10*[.I163]*[.H163]/(3*[.$B$145])" office:value-type="float" office:value="0.0831600831600831">
            <text:p>0.0831600832</text:p>
          </table:table-cell>
          <table:table-cell table:formula="of:=[.$H$145]*[.$D$145]*LN([.J163])/LN([.$G$145])" office:value-type="float" office:value="1.35010635630734">
            <text:p>1.3501063563</text:p>
          </table:table-cell>
          <table:table-cell table:formula="of:=-LN([.$A$142])/LN([.D163])" office:value-type="float" office:value="15.3574823762408">
            <text:p>15.35748237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64]+[.B164]" office:value-type="float" office:value="50">
            <text:p>50</text:p>
          </table:table-cell>
          <table:table-cell table:formula="of:=1/(1+[.K164])" office:value-type="float" office:value="0.36848226345302">
            <text:p>0.3684822635</text:p>
          </table:table-cell>
          <table:table-cell office:value-type="float" office:value="0.282869">
            <text:p>0.282869</text:p>
          </table:table-cell>
          <table:table-cell table:formula="of:=1/([.$E$145]*[.C164])" office:value-type="float" office:value="0.004">
            <text:p>0.004</text:p>
          </table:table-cell>
          <table:table-cell table:formula="of:=[.C164]*[.$F$145]" office:value-type="float" office:value="50">
            <text:p>50</text:p>
          </table:table-cell>
          <table:table-cell table:formula="of:=1/(3*[.C164])" office:value-type="float" office:value="0.00666666666666667">
            <text:p>0.0066666667</text:p>
          </table:table-cell>
          <table:table-cell table:formula="of:=1/(10/(9*[.$B$145]*[.C164])+[.A164])" office:value-type="float" office:value="0.0191489361702128">
            <text:p>0.0191489362</text:p>
          </table:table-cell>
          <table:table-cell table:formula="of:=10*[.I164]*[.H164]/(3*[.$B$145])" office:value-type="float" office:value="0.0425531914893617">
            <text:p>0.0425531915</text:p>
          </table:table-cell>
          <table:table-cell table:formula="of:=[.$H$145]*[.$D$145]*LN([.J164])/LN([.$G$145])" office:value-type="float" office:value="1.71383482783967">
            <text:p>1.7138348278</text:p>
          </table:table-cell>
          <table:table-cell table:formula="of:=-LN([.$A$142])/LN([.D164])" office:value-type="float" office:value="13.1438838551115">
            <text:p>13.143883855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65]+[.B165]" office:value-type="float" office:value="100">
            <text:p>100</text:p>
          </table:table-cell>
          <table:table-cell table:formula="of:=1/(1+[.K165])" office:value-type="float" office:value="0.289955780375946">
            <text:p>0.2899557804</text:p>
          </table:table-cell>
          <table:table-cell office:value-type="float" office:value="0.282869">
            <text:p>0.282869</text:p>
          </table:table-cell>
          <table:table-cell table:formula="of:=1/([.$E$145]*[.C165])" office:value-type="float" office:value="0.002">
            <text:p>0.002</text:p>
          </table:table-cell>
          <table:table-cell table:formula="of:=[.C165]*[.$F$145]" office:value-type="float" office:value="100">
            <text:p>100</text:p>
          </table:table-cell>
          <table:table-cell table:formula="of:=1/(3*[.C165])" office:value-type="float" office:value="0.00333333333333333">
            <text:p>0.0033333333</text:p>
          </table:table-cell>
          <table:table-cell table:formula="of:=1/(10/(9*[.$B$145]*[.C165])+[.A165])" office:value-type="float" office:value="0.00989010989010989">
            <text:p>0.0098901099</text:p>
          </table:table-cell>
          <table:table-cell table:formula="of:=10*[.I165]*[.H165]/(3*[.$B$145])" office:value-type="float" office:value="0.010989010989011">
            <text:p>0.010989011</text:p>
          </table:table-cell>
          <table:table-cell table:formula="of:=[.$H$145]*[.$D$145]*LN([.J165])/LN([.$G$145])" office:value-type="float" office:value="2.44880174040137">
            <text:p>2.4488017404</text:p>
          </table:table-cell>
          <table:table-cell table:formula="of:=-LN([.$A$142])/LN([.D165])" office:value-type="float" office:value="10.5994174415895">
            <text:p>10.5994174416</text:p>
          </table:table-cell>
          <table:table-cell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7"/>
          <table:table-cell table:formula="of:=(16+4*SQRT(2))/20" office:value-type="float" office:value="1.08284271247462">
            <text:p>1.0828427125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100000">
            <text:p>1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195]/[.E195]" office:value-type="float" office:value="0.333333333333333">
            <text:p>0.3333333333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195]*[.A195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99]+[.B199]" office:value-type="float" office:value="1">
            <text:p>1</text:p>
          </table:table-cell>
          <table:table-cell table:formula="of:=1/(1+[.K199])" office:value-type="float" office:value="0.911345116329166">
            <text:p>0.9113451163</text:p>
          </table:table-cell>
          <table:table-cell office:value-type="float" office:value="0.469307">
            <text:p>0.469307</text:p>
          </table:table-cell>
          <table:table-cell table:formula="of:=1/([.$E$195]*[.C199])" office:value-type="float" office:value="0.0333333333333333">
            <text:p>0.0333333333</text:p>
          </table:table-cell>
          <table:table-cell table:formula="of:=[.C199]*[.$F$195]" office:value-type="float" office:value="10">
            <text:p>10</text:p>
          </table:table-cell>
          <table:table-cell table:formula="of:=1/(3*[.C199])" office:value-type="float" office:value="0.333333333333333">
            <text:p>0.3333333333</text:p>
          </table:table-cell>
          <table:table-cell table:formula="of:=1/(10/(9*[.$B$195]*[.C199])+[.A199])" office:value-type="float" office:value="0.0089197224975223">
            <text:p>0.0089197225</text:p>
          </table:table-cell>
          <table:table-cell table:formula="of:=10*[.I199]*[.H199]/(3*[.$B$195])" office:value-type="float" office:value="0.991080277502478">
            <text:p>0.9910802775</text:p>
          </table:table-cell>
          <table:table-cell table:formula="of:=[.$H$195]*[.$D$195]*LN([.J199])/LN([.$G$195])" office:value-type="float" office:value="0.0972791559227639">
            <text:p>0.0972791559</text:p>
          </table:table-cell>
          <table:table-cell table:formula="of:=-LN([.$A$192])/LN([.D199])" office:value-type="float" office:value="124.016766071589">
            <text:p>124.01676607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00]+[.B200]" office:value-type="float" office:value="2">
            <text:p>2</text:p>
          </table:table-cell>
          <table:table-cell table:formula="of:=1/(1+[.K200])" office:value-type="float" office:value="0.7225465449463">
            <text:p>0.7225465449</text:p>
          </table:table-cell>
          <table:table-cell office:value-type="float" office:value="0.256027">
            <text:p>0.256027</text:p>
          </table:table-cell>
          <table:table-cell table:formula="of:=1/([.$E$195]*[.C200])" office:value-type="float" office:value="0.0166666666666667">
            <text:p>0.0166666667</text:p>
          </table:table-cell>
          <table:table-cell table:formula="of:=[.C200]*[.$F$195]" office:value-type="float" office:value="20">
            <text:p>20</text:p>
          </table:table-cell>
          <table:table-cell table:formula="of:=1/(3*[.C200])" office:value-type="float" office:value="0.166666666666667">
            <text:p>0.1666666667</text:p>
          </table:table-cell>
          <table:table-cell table:formula="of:=1/(10/(9*[.$B$195]*[.C200])+[.A200])" office:value-type="float" office:value="0.0173745173745174">
            <text:p>0.0173745174</text:p>
          </table:table-cell>
          <table:table-cell table:formula="of:=10*[.I200]*[.H200]/(3*[.$B$195])" office:value-type="float" office:value="0.965250965250965">
            <text:p>0.9652509653</text:p>
          </table:table-cell>
          <table:table-cell table:formula="of:=[.$H$195]*[.$D$195]*LN([.J200])/LN([.$G$195])" office:value-type="float" office:value="0.383993885230356">
            <text:p>0.3839938852</text:p>
          </table:table-cell>
          <table:table-cell table:formula="of:=-LN([.$A$192])/LN([.D200])" office:value-type="float" office:value="35.4272813815589">
            <text:p>35.42728138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01]+[.B201]" office:value-type="float" office:value="3">
            <text:p>3</text:p>
          </table:table-cell>
          <table:table-cell table:formula="of:=1/(1+[.K201])" office:value-type="float" office:value="0.541816782992887">
            <text:p>0.541816783</text:p>
          </table:table-cell>
          <table:table-cell office:value-type="float" office:value="0.173761">
            <text:p>0.173761</text:p>
          </table:table-cell>
          <table:table-cell table:formula="of:=1/([.$E$195]*[.C201])" office:value-type="float" office:value="0.0111111111111111">
            <text:p>0.0111111111</text:p>
          </table:table-cell>
          <table:table-cell table:formula="of:=[.C201]*[.$F$195]" office:value-type="float" office:value="30">
            <text:p>30</text:p>
          </table:table-cell>
          <table:table-cell table:formula="of:=1/(3*[.C201])" office:value-type="float" office:value="0.111111111111111">
            <text:p>0.1111111111</text:p>
          </table:table-cell>
          <table:table-cell table:formula="of:=1/(10/(9*[.$B$195]*[.C201])+[.A201])" office:value-type="float" office:value="0.0249768732654949">
            <text:p>0.0249768733</text:p>
          </table:table-cell>
          <table:table-cell table:formula="of:=10*[.I201]*[.H201]/(3*[.$B$195])" office:value-type="float" office:value="0.925069380203515">
            <text:p>0.9250693802</text:p>
          </table:table-cell>
          <table:table-cell table:formula="of:=[.$H$195]*[.$D$195]*LN([.J201])/LN([.$G$195])" office:value-type="float" office:value="0.845642348832758">
            <text:p>0.8456423488</text:p>
          </table:table-cell>
          <table:table-cell table:formula="of:=-LN([.$A$192])/LN([.D201])" office:value-type="float" office:value="18.7865718206673">
            <text:p>18.78657182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02]+[.B202]" office:value-type="float" office:value="4">
            <text:p>4</text:p>
          </table:table-cell>
          <table:table-cell table:formula="of:=1/(1+[.K202])" office:value-type="float" office:value="0.406396582821171">
            <text:p>0.4063965828</text:p>
          </table:table-cell>
          <table:table-cell office:value-type="float" office:value="0.132091">
            <text:p>0.132091</text:p>
          </table:table-cell>
          <table:table-cell table:formula="of:=1/([.$E$195]*[.C202])" office:value-type="float" office:value="0.00833333333333333">
            <text:p>0.0083333333</text:p>
          </table:table-cell>
          <table:table-cell table:formula="of:=[.C202]*[.$F$195]" office:value-type="float" office:value="40">
            <text:p>40</text:p>
          </table:table-cell>
          <table:table-cell table:formula="of:=1/(3*[.C202])" office:value-type="float" office:value="0.0833333333333333">
            <text:p>0.0833333333</text:p>
          </table:table-cell>
          <table:table-cell table:formula="of:=1/(10/(9*[.$B$195]*[.C202])+[.A202])" office:value-type="float" office:value="0.0314685314685315">
            <text:p>0.0314685315</text:p>
          </table:table-cell>
          <table:table-cell table:formula="of:=10*[.I202]*[.H202]/(3*[.$B$195])" office:value-type="float" office:value="0.874125874125874">
            <text:p>0.8741258741</text:p>
          </table:table-cell>
          <table:table-cell table:formula="of:=[.$H$195]*[.$D$195]*LN([.J202])/LN([.$G$195])" office:value-type="float" office:value="1.46065061142514">
            <text:p>1.4606506114</text:p>
          </table:table-cell>
          <table:table-cell table:formula="of:=-LN([.$A$192])/LN([.D202])" office:value-type="float" office:value="12.7860902896458">
            <text:p>12.786090289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03]+[.B203]" office:value-type="float" office:value="5">
            <text:p>5</text:p>
          </table:table-cell>
          <table:table-cell table:formula="of:=1/(1+[.K203])" office:value-type="float" office:value="0.312168105064283">
            <text:p>0.3121681051</text:p>
          </table:table-cell>
          <table:table-cell office:value-type="float" office:value="0.106909">
            <text:p>0.106909</text:p>
          </table:table-cell>
          <table:table-cell table:formula="of:=1/([.$E$195]*[.C203])" office:value-type="float" office:value="0.00666666666666667">
            <text:p>0.0066666667</text:p>
          </table:table-cell>
          <table:table-cell table:formula="of:=[.C203]*[.$F$195]" office:value-type="float" office:value="50">
            <text:p>50</text:p>
          </table:table-cell>
          <table:table-cell table:formula="of:=1/(3*[.C203])" office:value-type="float" office:value="0.0666666666666667">
            <text:p>0.0666666667</text:p>
          </table:table-cell>
          <table:table-cell table:formula="of:=1/(10/(9*[.$B$195]*[.C203])+[.A203])" office:value-type="float" office:value="0.036734693877551">
            <text:p>0.0367346939</text:p>
          </table:table-cell>
          <table:table-cell table:formula="of:=10*[.I203]*[.H203]/(3*[.$B$195])" office:value-type="float" office:value="0.816326530612245">
            <text:p>0.8163265306</text:p>
          </table:table-cell>
          <table:table-cell table:formula="of:=[.$H$195]*[.$D$195]*LN([.J203])/LN([.$G$195])" office:value-type="float" office:value="2.20340221751378">
            <text:p>2.2034022175</text:p>
          </table:table-cell>
          <table:table-cell table:formula="of:=-LN([.$A$192])/LN([.D203])" office:value-type="float" office:value="9.88901612822245">
            <text:p>9.889016128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4]+[.B204]" office:value-type="float" office:value="6">
            <text:p>6</text:p>
          </table:table-cell>
          <table:table-cell table:formula="of:=1/(1+[.K204])" office:value-type="float" office:value="0.247084426768188">
            <text:p>0.2470844268</text:p>
          </table:table-cell>
          <table:table-cell office:value-type="float" office:value="0.0910476">
            <text:p>0.0910476</text:p>
          </table:table-cell>
          <table:table-cell table:formula="of:=1/([.$E$195]*[.C204])" office:value-type="float" office:value="0.00555555555555556">
            <text:p>0.0055555556</text:p>
          </table:table-cell>
          <table:table-cell table:formula="of:=[.C204]*[.$F$195]" office:value-type="float" office:value="60">
            <text:p>60</text:p>
          </table:table-cell>
          <table:table-cell table:formula="of:=1/(3*[.C204])" office:value-type="float" office:value="0.0555555555555556">
            <text:p>0.0555555556</text:p>
          </table:table-cell>
          <table:table-cell table:formula="of:=1/(10/(9*[.$B$195]*[.C204])+[.A204])" office:value-type="float" office:value="0.040785498489426">
            <text:p>0.0407854985</text:p>
          </table:table-cell>
          <table:table-cell table:formula="of:=10*[.I204]*[.H204]/(3*[.$B$195])" office:value-type="float" office:value="0.755287009063444">
            <text:p>0.7552870091</text:p>
          </table:table-cell>
          <table:table-cell table:formula="of:=[.$H$195]*[.$D$195]*LN([.J204])/LN([.$G$195])" office:value-type="float" office:value="3.04719962759203">
            <text:p>3.0471996276</text:p>
          </table:table-cell>
          <table:table-cell table:formula="of:=-LN([.$A$192])/LN([.D204])" office:value-type="float" office:value="8.23513448185418">
            <text:p>8.23513448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05]+[.B205]" office:value-type="float" office:value="7">
            <text:p>7</text:p>
          </table:table-cell>
          <table:table-cell table:formula="of:=1/(1+[.K205])" office:value-type="float" office:value="0.201345003941365">
            <text:p>0.2013450039</text:p>
          </table:table-cell>
          <table:table-cell office:value-type="float" office:value="0.0778744">
            <text:p>0.0778744</text:p>
          </table:table-cell>
          <table:table-cell table:formula="of:=1/([.$E$195]*[.C205])" office:value-type="float" office:value="0.00476190476190476">
            <text:p>0.0047619048</text:p>
          </table:table-cell>
          <table:table-cell table:formula="of:=[.C205]*[.$F$195]" office:value-type="float" office:value="70">
            <text:p>70</text:p>
          </table:table-cell>
          <table:table-cell table:formula="of:=1/(3*[.C205])" office:value-type="float" office:value="0.0476190476190476">
            <text:p>0.0476190476</text:p>
          </table:table-cell>
          <table:table-cell table:formula="of:=1/(10/(9*[.$B$195]*[.C205])+[.A205])" office:value-type="float" office:value="0.0437196391394865">
            <text:p>0.0437196391</text:p>
          </table:table-cell>
          <table:table-cell table:formula="of:=10*[.I205]*[.H205]/(3*[.$B$195])" office:value-type="float" office:value="0.693962526023595">
            <text:p>0.693962526</text:p>
          </table:table-cell>
          <table:table-cell table:formula="of:=[.$H$195]*[.$D$195]*LN([.J205])/LN([.$G$195])" office:value-type="float" office:value="3.96659952034973">
            <text:p>3.9665995203</text:p>
          </table:table-cell>
          <table:table-cell table:formula="of:=-LN([.$A$192])/LN([.D205])" office:value-type="float" office:value="7.18329764881703">
            <text:p>7.18329764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06]+[.B206]" office:value-type="float" office:value="8">
            <text:p>8</text:p>
          </table:table-cell>
          <table:table-cell table:formula="of:=1/(1+[.K206])" office:value-type="float" office:value="0.168381198997087">
            <text:p>0.168381199</text:p>
          </table:table-cell>
          <table:table-cell office:value-type="float" office:value="0.0674792">
            <text:p>0.0674792</text:p>
          </table:table-cell>
          <table:table-cell table:formula="of:=1/([.$E$195]*[.C206])" office:value-type="float" office:value="0.00416666666666667">
            <text:p>0.0041666667</text:p>
          </table:table-cell>
          <table:table-cell table:formula="of:=[.C206]*[.$F$195]" office:value-type="float" office:value="80">
            <text:p>80</text:p>
          </table:table-cell>
          <table:table-cell table:formula="of:=1/(3*[.C206])" office:value-type="float" office:value="0.0416666666666667">
            <text:p>0.0416666667</text:p>
          </table:table-cell>
          <table:table-cell table:formula="of:=1/(10/(9*[.$B$195]*[.C206])+[.A206])" office:value-type="float" office:value="0.0456852791878173">
            <text:p>0.0456852792</text:p>
          </table:table-cell>
          <table:table-cell table:formula="of:=10*[.I206]*[.H206]/(3*[.$B$195])" office:value-type="float" office:value="0.634517766497462">
            <text:p>0.6345177665</text:p>
          </table:table-cell>
          <table:table-cell table:formula="of:=[.$H$195]*[.$D$195]*LN([.J206])/LN([.$G$195])" office:value-type="float" office:value="4.93890532883842">
            <text:p>4.9389053288</text:p>
          </table:table-cell>
          <table:table-cell table:formula="of:=-LN([.$A$192])/LN([.D206])" office:value-type="float" office:value="6.4623996713231">
            <text:p>6.462399671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7]+[.B207]" office:value-type="float" office:value="9">
            <text:p>9</text:p>
          </table:table-cell>
          <table:table-cell table:formula="of:=1/(1+[.K207])" office:value-type="float" office:value="0.143991076039868">
            <text:p>0.143991076</text:p>
          </table:table-cell>
          <table:table-cell office:value-type="float" office:value="0.0598244">
            <text:p>0.0598244</text:p>
          </table:table-cell>
          <table:table-cell table:formula="of:=1/([.$E$195]*[.C207])" office:value-type="float" office:value="0.0037037037037037">
            <text:p>0.0037037037</text:p>
          </table:table-cell>
          <table:table-cell table:formula="of:=[.C207]*[.$F$195]" office:value-type="float" office:value="90">
            <text:p>90</text:p>
          </table:table-cell>
          <table:table-cell table:formula="of:=1/(3*[.C207])" office:value-type="float" office:value="0.037037037037037">
            <text:p>0.037037037</text:p>
          </table:table-cell>
          <table:table-cell table:formula="of:=1/(10/(9*[.$B$195]*[.C207])+[.A207])" office:value-type="float" office:value="0.0468478889531521">
            <text:p>0.046847889</text:p>
          </table:table-cell>
          <table:table-cell table:formula="of:=10*[.I207]*[.H207]/(3*[.$B$195])" office:value-type="float" office:value="0.578368999421631">
            <text:p>0.5783689994</text:p>
          </table:table-cell>
          <table:table-cell table:formula="of:=[.$H$195]*[.$D$195]*LN([.J207])/LN([.$G$195])" office:value-type="float" office:value="5.94487483184807">
            <text:p>5.9448748318</text:p>
          </table:table-cell>
          <table:table-cell table:formula="of:=-LN([.$A$192])/LN([.D207])" office:value-type="float" office:value="5.94060989686503">
            <text:p>5.940609896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08]+[.B208]" office:value-type="float" office:value="10">
            <text:p>10</text:p>
          </table:table-cell>
          <table:table-cell table:formula="of:=1/(1+[.K208])" office:value-type="float" office:value="0.125488778418285">
            <text:p>0.1254887784</text:p>
          </table:table-cell>
          <table:table-cell office:value-type="float" office:value="0.0565463">
            <text:p>0.0565463</text:p>
          </table:table-cell>
          <table:table-cell table:formula="of:=1/([.$E$195]*[.C208])" office:value-type="float" office:value="0.00333333333333333">
            <text:p>0.0033333333</text:p>
          </table:table-cell>
          <table:table-cell table:formula="of:=[.C208]*[.$F$195]" office:value-type="float" office:value="100">
            <text:p>100</text:p>
          </table:table-cell>
          <table:table-cell table:formula="of:=1/(3*[.C208])" office:value-type="float" office:value="0.0333333333333333">
            <text:p>0.0333333333</text:p>
          </table:table-cell>
          <table:table-cell table:formula="of:=1/(10/(9*[.$B$195]*[.C208])+[.A208])" office:value-type="float" office:value="0.0473684210526316">
            <text:p>0.0473684211</text:p>
          </table:table-cell>
          <table:table-cell table:formula="of:=10*[.I208]*[.H208]/(3*[.$B$195])" office:value-type="float" office:value="0.526315789473684">
            <text:p>0.5263157895</text:p>
          </table:table-cell>
          <table:table-cell table:formula="of:=[.$H$195]*[.$D$195]*LN([.J208])/LN([.$G$195])" office:value-type="float" office:value="6.96884002382072">
            <text:p>6.9688400238</text:p>
          </table:table-cell>
          <table:table-cell table:formula="of:=-LN([.$A$192])/LN([.D208])" office:value-type="float" office:value="5.54695710420562">
            <text:p>5.546957104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09]+[.B209]" office:value-type="float" office:value="12">
            <text:p>12</text:p>
          </table:table-cell>
          <table:table-cell table:formula="of:=1/(1+[.K209])" office:value-type="float" office:value="0.0997576179863523">
            <text:p>0.099757618</text:p>
          </table:table-cell>
          <table:table-cell office:value-type="float" office:value="0.0470472">
            <text:p>0.0470472</text:p>
          </table:table-cell>
          <table:table-cell table:formula="of:=1/([.$E$195]*[.C209])" office:value-type="float" office:value="0.00277777777777778">
            <text:p>0.0027777778</text:p>
          </table:table-cell>
          <table:table-cell table:formula="of:=[.C209]*[.$F$195]" office:value-type="float" office:value="120">
            <text:p>120</text:p>
          </table:table-cell>
          <table:table-cell table:formula="of:=1/(3*[.C209])" office:value-type="float" office:value="0.0277777777777778">
            <text:p>0.0277777778</text:p>
          </table:table-cell>
          <table:table-cell table:formula="of:=1/(10/(9*[.$B$195]*[.C209])+[.A209])" office:value-type="float" office:value="0.0470383275261324">
            <text:p>0.0470383275</text:p>
          </table:table-cell>
          <table:table-cell table:formula="of:=10*[.I209]*[.H209]/(3*[.$B$195])" office:value-type="float" office:value="0.435540069686411">
            <text:p>0.4355400697</text:p>
          </table:table-cell>
          <table:table-cell table:formula="of:=[.$H$195]*[.$D$195]*LN([.J209])/LN([.$G$195])" office:value-type="float" office:value="9.0242970931484">
            <text:p>9.0242970931</text:p>
          </table:table-cell>
          <table:table-cell table:formula="of:=-LN([.$A$192])/LN([.D209])" office:value-type="float" office:value="4.99473590051587">
            <text:p>4.99473590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10]+[.B210]" office:value-type="float" office:value="15">
            <text:p>15</text:p>
          </table:table-cell>
          <table:table-cell table:formula="of:=1/(1+[.K210])" office:value-type="float" office:value="0.0768159218160256">
            <text:p>0.0768159218</text:p>
          </table:table-cell>
          <table:table-cell office:value-type="float" office:value="0.0392508">
            <text:p>0.0392508</text:p>
          </table:table-cell>
          <table:table-cell table:formula="of:=1/([.$E$195]*[.C210])" office:value-type="float" office:value="0.00222222222222222">
            <text:p>0.0022222222</text:p>
          </table:table-cell>
          <table:table-cell table:formula="of:=[.C210]*[.$F$195]" office:value-type="float" office:value="150">
            <text:p>150</text:p>
          </table:table-cell>
          <table:table-cell table:formula="of:=1/(3*[.C210])" office:value-type="float" office:value="0.0222222222222222">
            <text:p>0.0222222222</text:p>
          </table:table-cell>
          <table:table-cell table:formula="of:=1/(10/(9*[.$B$195]*[.C210])+[.A210])" office:value-type="float" office:value="0.0446280991735537">
            <text:p>0.0446280992</text:p>
          </table:table-cell>
          <table:table-cell table:formula="of:=10*[.I210]*[.H210]/(3*[.$B$195])" office:value-type="float" office:value="0.330578512396694">
            <text:p>0.3305785124</text:p>
          </table:table-cell>
          <table:table-cell table:formula="of:=[.$H$195]*[.$D$195]*LN([.J210])/LN([.$G$195])" office:value-type="float" office:value="12.0181344747122">
            <text:p>12.0181344747</text:p>
          </table:table-cell>
          <table:table-cell table:formula="of:=-LN([.$A$192])/LN([.D210])" office:value-type="float" office:value="4.48612049022571">
            <text:p>4.48612049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11]+[.B211]" office:value-type="float" office:value="20">
            <text:p>20</text:p>
          </table:table-cell>
          <table:table-cell table:formula="of:=1/(1+[.K211])" office:value-type="float" office:value="0.0569186114999062">
            <text:p>0.0569186115</text:p>
          </table:table-cell>
          <table:table-cell office:value-type="float" office:value="0.0316337">
            <text:p>0.0316337</text:p>
          </table:table-cell>
          <table:table-cell table:formula="of:=1/([.$E$195]*[.C211])" office:value-type="float" office:value="0.00166666666666667">
            <text:p>0.0016666667</text:p>
          </table:table-cell>
          <table:table-cell table:formula="of:=[.C211]*[.$F$195]" office:value-type="float" office:value="200">
            <text:p>200</text:p>
          </table:table-cell>
          <table:table-cell table:formula="of:=1/(3*[.C211])" office:value-type="float" office:value="0.0166666666666667">
            <text:p>0.0166666667</text:p>
          </table:table-cell>
          <table:table-cell table:formula="of:=1/(10/(9*[.$B$195]*[.C211])+[.A211])" office:value-type="float" office:value="0.0391304347826087">
            <text:p>0.0391304348</text:p>
          </table:table-cell>
          <table:table-cell table:formula="of:=10*[.I211]*[.H211]/(3*[.$B$195])" office:value-type="float" office:value="0.217391304347826">
            <text:p>0.2173913043</text:p>
          </table:table-cell>
          <table:table-cell table:formula="of:=[.$H$195]*[.$D$195]*LN([.J211])/LN([.$G$195])" office:value-type="float" office:value="16.5689457920394">
            <text:p>16.568945792</text:p>
          </table:table-cell>
          <table:table-cell table:formula="of:=-LN([.$A$192])/LN([.D211])" office:value-type="float" office:value="4.01688472477597">
            <text:p>4.016884724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12]+[.B212]" office:value-type="float" office:value="30">
            <text:p>30</text:p>
          </table:table-cell>
          <table:table-cell table:formula="of:=1/(1+[.K212])" office:value-type="float" office:value="0.040038381099573">
            <text:p>0.0400383811</text:p>
          </table:table-cell>
          <table:table-cell office:value-type="float" office:value="0.0240165">
            <text:p>0.0240165</text:p>
          </table:table-cell>
          <table:table-cell table:formula="of:=1/([.$E$195]*[.C212])" office:value-type="float" office:value="0.00111111111111111">
            <text:p>0.0011111111</text:p>
          </table:table-cell>
          <table:table-cell table:formula="of:=[.C212]*[.$F$195]" office:value-type="float" office:value="300">
            <text:p>300</text:p>
          </table:table-cell>
          <table:table-cell table:formula="of:=1/(3*[.C212])" office:value-type="float" office:value="0.0111111111111111">
            <text:p>0.0111111111</text:p>
          </table:table-cell>
          <table:table-cell table:formula="of:=1/(10/(9*[.$B$195]*[.C212])+[.A212])" office:value-type="float" office:value="0.0296703296703297">
            <text:p>0.0296703297</text:p>
          </table:table-cell>
          <table:table-cell table:formula="of:=10*[.I212]*[.H212]/(3*[.$B$195])" office:value-type="float" office:value="0.10989010989011">
            <text:p>0.1098901099</text:p>
          </table:table-cell>
          <table:table-cell table:formula="of:=[.$H$195]*[.$D$195]*LN([.J212])/LN([.$G$195])" office:value-type="float" office:value="23.9760348080273">
            <text:p>23.976034808</text:p>
          </table:table-cell>
          <table:table-cell table:formula="of:=-LN([.$A$192])/LN([.D212])" office:value-type="float" office:value="3.57775739176084">
            <text:p>3.577757391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13]+[.B213]" office:value-type="float" office:value="35">
            <text:p>35</text:p>
          </table:table-cell>
          <table:table-cell table:formula="of:=1/(1+[.K213])" office:value-type="float" office:value="0.0357115727492808">
            <text:p>0.0357115727</text:p>
          </table:table-cell>
          <table:table-cell office:value-type="float" office:value="0.0205216">
            <text:p>0.0205216</text:p>
          </table:table-cell>
          <table:table-cell table:formula="of:=1/([.$E$195]*[.C213])" office:value-type="float" office:value="0.000952380952380952">
            <text:p>0.000952381</text:p>
          </table:table-cell>
          <table:table-cell table:formula="of:=[.C213]*[.$F$195]" office:value-type="float" office:value="350">
            <text:p>350</text:p>
          </table:table-cell>
          <table:table-cell table:formula="of:=1/(3*[.C213])" office:value-type="float" office:value="0.00952380952380952">
            <text:p>0.0095238095</text:p>
          </table:table-cell>
          <table:table-cell table:formula="of:=1/(10/(9*[.$B$195]*[.C213])+[.A213])" office:value-type="float" office:value="0.0261954261954262">
            <text:p>0.0261954262</text:p>
          </table:table-cell>
          <table:table-cell table:formula="of:=10*[.I213]*[.H213]/(3*[.$B$195])" office:value-type="float" office:value="0.0831600831600831">
            <text:p>0.0831600832</text:p>
          </table:table-cell>
          <table:table-cell table:formula="of:=[.$H$195]*[.$D$195]*LN([.J213])/LN([.$G$195])" office:value-type="float" office:value="27.0021271261467">
            <text:p>27.0021271261</text:p>
          </table:table-cell>
          <table:table-cell table:formula="of:=-LN([.$A$192])/LN([.D213])" office:value-type="float" office:value="3.45496891621541">
            <text:p>3.45496891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14]+[.B214]" office:value-type="float" office:value="50">
            <text:p>50</text:p>
          </table:table-cell>
          <table:table-cell table:formula="of:=1/(1+[.K214])" office:value-type="float" office:value="0.0283473255039643">
            <text:p>0.0283473255</text:p>
          </table:table-cell>
          <table:table-cell office:value-type="float" office:value="0.0147863">
            <text:p>0.0147863</text:p>
          </table:table-cell>
          <table:table-cell table:formula="of:=1/([.$E$195]*[.C214])" office:value-type="float" office:value="0.000666666666666667">
            <text:p>0.0006666667</text:p>
          </table:table-cell>
          <table:table-cell table:formula="of:=[.C214]*[.$F$195]" office:value-type="float" office:value="500">
            <text:p>500</text:p>
          </table:table-cell>
          <table:table-cell table:formula="of:=1/(3*[.C214])" office:value-type="float" office:value="0.00666666666666667">
            <text:p>0.0066666667</text:p>
          </table:table-cell>
          <table:table-cell table:formula="of:=1/(10/(9*[.$B$195]*[.C214])+[.A214])" office:value-type="float" office:value="0.0191489361702128">
            <text:p>0.0191489362</text:p>
          </table:table-cell>
          <table:table-cell table:formula="of:=10*[.I214]*[.H214]/(3*[.$B$195])" office:value-type="float" office:value="0.0425531914893617">
            <text:p>0.0425531915</text:p>
          </table:table-cell>
          <table:table-cell table:formula="of:=[.$H$195]*[.$D$195]*LN([.J214])/LN([.$G$195])" office:value-type="float" office:value="34.2766965567934">
            <text:p>34.2766965568</text:p>
          </table:table-cell>
          <table:table-cell table:formula="of:=-LN([.$A$192])/LN([.D214])" office:value-type="float" office:value="3.23104301472741">
            <text:p>3.231043014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15]+[.B215]" office:value-type="float" office:value="100">
            <text:p>100</text:p>
          </table:table-cell>
          <table:table-cell table:formula="of:=1/(1+[.K215])" office:value-type="float" office:value="0.0200095906736358">
            <text:p>0.0200095907</text:p>
          </table:table-cell>
          <table:table-cell office:value-type="float" office:value="0.0151447">
            <text:p>0.0151447</text:p>
          </table:table-cell>
          <table:table-cell table:formula="of:=1/([.$E$195]*[.C215])" office:value-type="float" office:value="0.000333333333333333">
            <text:p>0.0003333333</text:p>
          </table:table-cell>
          <table:table-cell table:formula="of:=[.C215]*[.$F$195]" office:value-type="float" office:value="1000">
            <text:p>1000</text:p>
          </table:table-cell>
          <table:table-cell table:formula="of:=1/(3*[.C215])" office:value-type="float" office:value="0.00333333333333333">
            <text:p>0.0033333333</text:p>
          </table:table-cell>
          <table:table-cell table:formula="of:=1/(10/(9*[.$B$195]*[.C215])+[.A215])" office:value-type="float" office:value="0.00989010989010989">
            <text:p>0.0098901099</text:p>
          </table:table-cell>
          <table:table-cell table:formula="of:=10*[.I215]*[.H215]/(3*[.$B$195])" office:value-type="float" office:value="0.010989010989011">
            <text:p>0.010989011</text:p>
          </table:table-cell>
          <table:table-cell table:formula="of:=[.$H$195]*[.$D$195]*LN([.J215])/LN([.$G$195])" office:value-type="float" office:value="48.9760348080273">
            <text:p>48.976034808</text:p>
          </table:table-cell>
          <table:table-cell table:formula="of:=-LN([.$A$192])/LN([.D215])" office:value-type="float" office:value="2.94332025447905">
            <text:p>2.9433202545</text:p>
          </table:table-cell>
          <table:table-cell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table:formula="of:=1001*1001" office:value-type="float" office:value="1002001">
            <text:p>1.00E+006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247]/[.E247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247]*[.A247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1]+[.B251]" office:value-type="float" office:value="1">
            <text:p>1</text:p>
          </table:table-cell>
          <table:table-cell table:formula="of:=1/(1+[.K251])" office:value-type="float" office:value="0.911345116329166">
            <text:p>0.9113451163</text:p>
          </table:table-cell>
          <table:table-cell office:value-type="float" office:value="0.620356">
            <text:p>0.620356</text:p>
          </table:table-cell>
          <table:table-cell table:formula="of:=1/([.$E$247]*[.C251])" office:value-type="float" office:value="0.01">
            <text:p>0.01</text:p>
          </table:table-cell>
          <table:table-cell table:formula="of:=[.C251]*[.$F$247]" office:value-type="float" office:value="10">
            <text:p>10</text:p>
          </table:table-cell>
          <table:table-cell table:formula="of:=1/(3*[.C251])" office:value-type="float" office:value="0.333333333333333">
            <text:p>0.3333333333</text:p>
          </table:table-cell>
          <table:table-cell table:formula="of:=1/(10/(9*[.$B$247]*[.C251])+[.A251])" office:value-type="float" office:value="0.0089197224975223">
            <text:p>0.0089197225</text:p>
          </table:table-cell>
          <table:table-cell table:formula="of:=10*[.I251]*[.H251]/(3*[.$B$247])" office:value-type="float" office:value="0.991080277502478">
            <text:p>0.9910802775</text:p>
          </table:table-cell>
          <table:table-cell table:formula="of:=[.$H$247]*[.$D$247]*LN([.J251])/LN([.$G$247])" office:value-type="float" office:value="0.0972791559227639">
            <text:p>0.0972791559</text:p>
          </table:table-cell>
          <table:table-cell table:formula="of:=-LN([.$A$244])/LN([.D251])" office:value-type="float" office:value="148.841652439991">
            <text:p>148.841652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52]+[.B252]" office:value-type="float" office:value="2">
            <text:p>2</text:p>
          </table:table-cell>
          <table:table-cell table:formula="of:=1/(1+[.K252])" office:value-type="float" office:value="0.7225465449463">
            <text:p>0.7225465449</text:p>
          </table:table-cell>
          <table:table-cell office:value-type="float" office:value="0.338194">
            <text:p>0.338194</text:p>
          </table:table-cell>
          <table:table-cell table:formula="of:=1/([.$E$247]*[.C252])" office:value-type="float" office:value="0.005">
            <text:p>0.005</text:p>
          </table:table-cell>
          <table:table-cell table:formula="of:=[.C252]*[.$F$247]" office:value-type="float" office:value="20">
            <text:p>20</text:p>
          </table:table-cell>
          <table:table-cell table:formula="of:=1/(3*[.C252])" office:value-type="float" office:value="0.166666666666667">
            <text:p>0.1666666667</text:p>
          </table:table-cell>
          <table:table-cell table:formula="of:=1/(10/(9*[.$B$247]*[.C252])+[.A252])" office:value-type="float" office:value="0.0173745173745174">
            <text:p>0.0173745174</text:p>
          </table:table-cell>
          <table:table-cell table:formula="of:=10*[.I252]*[.H252]/(3*[.$B$247])" office:value-type="float" office:value="0.965250965250965">
            <text:p>0.9652509653</text:p>
          </table:table-cell>
          <table:table-cell table:formula="of:=[.$H$247]*[.$D$247]*LN([.J252])/LN([.$G$247])" office:value-type="float" office:value="0.383993885230356">
            <text:p>0.3839938852</text:p>
          </table:table-cell>
          <table:table-cell table:formula="of:=-LN([.$A$244])/LN([.D252])" office:value-type="float" office:value="42.5188889318712">
            <text:p>42.518888931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53]+[.B253]" office:value-type="float" office:value="3">
            <text:p>3</text:p>
          </table:table-cell>
          <table:table-cell table:formula="of:=1/(1+[.K253])" office:value-type="float" office:value="0.541816782992887">
            <text:p>0.541816783</text:p>
          </table:table-cell>
          <table:table-cell office:value-type="float" office:value="0.230823">
            <text:p>0.230823</text:p>
          </table:table-cell>
          <table:table-cell table:formula="of:=1/([.$E$247]*[.C253])" office:value-type="float" office:value="0.00333333333333333">
            <text:p>0.0033333333</text:p>
          </table:table-cell>
          <table:table-cell table:formula="of:=[.C253]*[.$F$247]" office:value-type="float" office:value="30">
            <text:p>30</text:p>
          </table:table-cell>
          <table:table-cell table:formula="of:=1/(3*[.C253])" office:value-type="float" office:value="0.111111111111111">
            <text:p>0.1111111111</text:p>
          </table:table-cell>
          <table:table-cell table:formula="of:=1/(10/(9*[.$B$247]*[.C253])+[.A253])" office:value-type="float" office:value="0.0249768732654949">
            <text:p>0.0249768733</text:p>
          </table:table-cell>
          <table:table-cell table:formula="of:=10*[.I253]*[.H253]/(3*[.$B$247])" office:value-type="float" office:value="0.925069380203515">
            <text:p>0.9250693802</text:p>
          </table:table-cell>
          <table:table-cell table:formula="of:=[.$H$247]*[.$D$247]*LN([.J253])/LN([.$G$247])" office:value-type="float" office:value="0.845642348832758">
            <text:p>0.8456423488</text:p>
          </table:table-cell>
          <table:table-cell table:formula="of:=-LN([.$A$244])/LN([.D253])" office:value-type="float" office:value="22.5471481158972">
            <text:p>22.547148115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54]+[.B254]" office:value-type="float" office:value="4">
            <text:p>4</text:p>
          </table:table-cell>
          <table:table-cell table:formula="of:=1/(1+[.K254])" office:value-type="float" office:value="0.406396582821171">
            <text:p>0.4063965828</text:p>
          </table:table-cell>
          <table:table-cell office:value-type="float" office:value="0.175689">
            <text:p>0.175689</text:p>
          </table:table-cell>
          <table:table-cell table:formula="of:=1/([.$E$247]*[.C254])" office:value-type="float" office:value="0.0025">
            <text:p>0.0025</text:p>
          </table:table-cell>
          <table:table-cell table:formula="of:=[.C254]*[.$F$247]" office:value-type="float" office:value="40">
            <text:p>40</text:p>
          </table:table-cell>
          <table:table-cell table:formula="of:=1/(3*[.C254])" office:value-type="float" office:value="0.0833333333333333">
            <text:p>0.0833333333</text:p>
          </table:table-cell>
          <table:table-cell table:formula="of:=1/(10/(9*[.$B$247]*[.C254])+[.A254])" office:value-type="float" office:value="0.0314685314685315">
            <text:p>0.0314685315</text:p>
          </table:table-cell>
          <table:table-cell table:formula="of:=10*[.I254]*[.H254]/(3*[.$B$247])" office:value-type="float" office:value="0.874125874125874">
            <text:p>0.8741258741</text:p>
          </table:table-cell>
          <table:table-cell table:formula="of:=[.$H$247]*[.$D$247]*LN([.J254])/LN([.$G$247])" office:value-type="float" office:value="1.46065061142514">
            <text:p>1.4606506114</text:p>
          </table:table-cell>
          <table:table-cell table:formula="of:=-LN([.$A$244])/LN([.D254])" office:value-type="float" office:value="15.3455284091122">
            <text:p>15.34552840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55]+[.B255]" office:value-type="float" office:value="5">
            <text:p>5</text:p>
          </table:table-cell>
          <table:table-cell table:formula="of:=1/(1+[.K255])" office:value-type="float" office:value="0.312168105064283">
            <text:p>0.3121681051</text:p>
          </table:table-cell>
          <table:table-cell office:value-type="float" office:value="0.143582">
            <text:p>0.143582</text:p>
          </table:table-cell>
          <table:table-cell table:formula="of:=1/([.$E$247]*[.C255])" office:value-type="float" office:value="0.002">
            <text:p>0.002</text:p>
          </table:table-cell>
          <table:table-cell table:formula="of:=[.C255]*[.$F$247]" office:value-type="float" office:value="50">
            <text:p>50</text:p>
          </table:table-cell>
          <table:table-cell table:formula="of:=1/(3*[.C255])" office:value-type="float" office:value="0.0666666666666667">
            <text:p>0.0666666667</text:p>
          </table:table-cell>
          <table:table-cell table:formula="of:=1/(10/(9*[.$B$247]*[.C255])+[.A255])" office:value-type="float" office:value="0.036734693877551">
            <text:p>0.0367346939</text:p>
          </table:table-cell>
          <table:table-cell table:formula="of:=10*[.I255]*[.H255]/(3*[.$B$247])" office:value-type="float" office:value="0.816326530612245">
            <text:p>0.8163265306</text:p>
          </table:table-cell>
          <table:table-cell table:formula="of:=[.$H$247]*[.$D$247]*LN([.J255])/LN([.$G$247])" office:value-type="float" office:value="2.20340221751378">
            <text:p>2.2034022175</text:p>
          </table:table-cell>
          <table:table-cell table:formula="of:=-LN([.$A$244])/LN([.D255])" office:value-type="float" office:value="11.8685363935445">
            <text:p>11.868536393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56]+[.B256]" office:value-type="float" office:value="6">
            <text:p>6</text:p>
          </table:table-cell>
          <table:table-cell table:formula="of:=1/(1+[.K256])" office:value-type="float" office:value="0.247084426768188">
            <text:p>0.2470844268</text:p>
          </table:table-cell>
          <table:table-cell office:value-type="float" office:value="0.117359">
            <text:p>0.117359</text:p>
          </table:table-cell>
          <table:table-cell table:formula="of:=1/([.$E$247]*[.C256])" office:value-type="float" office:value="0.00166666666666667">
            <text:p>0.0016666667</text:p>
          </table:table-cell>
          <table:table-cell table:formula="of:=[.C256]*[.$F$247]" office:value-type="float" office:value="60">
            <text:p>60</text:p>
          </table:table-cell>
          <table:table-cell table:formula="of:=1/(3*[.C256])" office:value-type="float" office:value="0.0555555555555556">
            <text:p>0.0555555556</text:p>
          </table:table-cell>
          <table:table-cell table:formula="of:=1/(10/(9*[.$B$247]*[.C256])+[.A256])" office:value-type="float" office:value="0.040785498489426">
            <text:p>0.0407854985</text:p>
          </table:table-cell>
          <table:table-cell table:formula="of:=10*[.I256]*[.H256]/(3*[.$B$247])" office:value-type="float" office:value="0.755287009063444">
            <text:p>0.7552870091</text:p>
          </table:table-cell>
          <table:table-cell table:formula="of:=[.$H$247]*[.$D$247]*LN([.J256])/LN([.$G$247])" office:value-type="float" office:value="3.04719962759203">
            <text:p>3.0471996276</text:p>
          </table:table-cell>
          <table:table-cell table:formula="of:=-LN([.$A$244])/LN([.D256])" office:value-type="float" office:value="9.88359125279211">
            <text:p>9.883591252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57]+[.B257]" office:value-type="float" office:value="7">
            <text:p>7</text:p>
          </table:table-cell>
          <table:table-cell table:formula="of:=1/(1+[.K257])" office:value-type="float" office:value="0.201345003941365">
            <text:p>0.2013450039</text:p>
          </table:table-cell>
          <table:table-cell office:value-type="float" office:value="0.10018">
            <text:p>0.10018</text:p>
          </table:table-cell>
          <table:table-cell table:formula="of:=1/([.$E$247]*[.C257])" office:value-type="float" office:value="0.00142857142857143">
            <text:p>0.0014285714</text:p>
          </table:table-cell>
          <table:table-cell table:formula="of:=[.C257]*[.$F$247]" office:value-type="float" office:value="70">
            <text:p>70</text:p>
          </table:table-cell>
          <table:table-cell table:formula="of:=1/(3*[.C257])" office:value-type="float" office:value="0.0476190476190476">
            <text:p>0.0476190476</text:p>
          </table:table-cell>
          <table:table-cell table:formula="of:=1/(10/(9*[.$B$247]*[.C257])+[.A257])" office:value-type="float" office:value="0.0437196391394865">
            <text:p>0.0437196391</text:p>
          </table:table-cell>
          <table:table-cell table:formula="of:=10*[.I257]*[.H257]/(3*[.$B$247])" office:value-type="float" office:value="0.693962526023595">
            <text:p>0.693962526</text:p>
          </table:table-cell>
          <table:table-cell table:formula="of:=[.$H$247]*[.$D$247]*LN([.J257])/LN([.$G$247])" office:value-type="float" office:value="3.96659952034973">
            <text:p>3.9665995203</text:p>
          </table:table-cell>
          <table:table-cell table:formula="of:=-LN([.$A$244])/LN([.D257])" office:value-type="float" office:value="8.62120442167508">
            <text:p>8.621204421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58]+[.B258]" office:value-type="float" office:value="8">
            <text:p>8</text:p>
          </table:table-cell>
          <table:table-cell table:formula="of:=1/(1+[.K258])" office:value-type="float" office:value="0.168381198997087">
            <text:p>0.168381199</text:p>
          </table:table-cell>
          <table:table-cell office:value-type="float" office:value="0.0901918">
            <text:p>0.0901918</text:p>
          </table:table-cell>
          <table:table-cell table:formula="of:=1/([.$E$247]*[.C258])" office:value-type="float" office:value="0.00125">
            <text:p>0.00125</text:p>
          </table:table-cell>
          <table:table-cell table:formula="of:=[.C258]*[.$F$247]" office:value-type="float" office:value="80">
            <text:p>80</text:p>
          </table:table-cell>
          <table:table-cell table:formula="of:=1/(3*[.C258])" office:value-type="float" office:value="0.0416666666666667">
            <text:p>0.0416666667</text:p>
          </table:table-cell>
          <table:table-cell table:formula="of:=1/(10/(9*[.$B$247]*[.C258])+[.A258])" office:value-type="float" office:value="0.0456852791878173">
            <text:p>0.0456852792</text:p>
          </table:table-cell>
          <table:table-cell table:formula="of:=10*[.I258]*[.H258]/(3*[.$B$247])" office:value-type="float" office:value="0.634517766497462">
            <text:p>0.6345177665</text:p>
          </table:table-cell>
          <table:table-cell table:formula="of:=[.$H$247]*[.$D$247]*LN([.J258])/LN([.$G$247])" office:value-type="float" office:value="4.93890532883842">
            <text:p>4.9389053288</text:p>
          </table:table-cell>
          <table:table-cell table:formula="of:=-LN([.$A$244])/LN([.D258])" office:value-type="float" office:value="7.75600167845159">
            <text:p>7.756001678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59]+[.B259]" office:value-type="float" office:value="9">
            <text:p>9</text:p>
          </table:table-cell>
          <table:table-cell table:formula="of:=1/(1+[.K259])" office:value-type="float" office:value="0.143991076039868">
            <text:p>0.143991076</text:p>
          </table:table-cell>
          <table:table-cell office:value-type="float" office:value="0.078306">
            <text:p>0.078306</text:p>
          </table:table-cell>
          <table:table-cell table:formula="of:=1/([.$E$247]*[.C259])" office:value-type="float" office:value="0.00111111111111111">
            <text:p>0.0011111111</text:p>
          </table:table-cell>
          <table:table-cell table:formula="of:=[.C259]*[.$F$247]" office:value-type="float" office:value="90">
            <text:p>90</text:p>
          </table:table-cell>
          <table:table-cell table:formula="of:=1/(3*[.C259])" office:value-type="float" office:value="0.037037037037037">
            <text:p>0.037037037</text:p>
          </table:table-cell>
          <table:table-cell table:formula="of:=1/(10/(9*[.$B$247]*[.C259])+[.A259])" office:value-type="float" office:value="0.0468478889531521">
            <text:p>0.046847889</text:p>
          </table:table-cell>
          <table:table-cell table:formula="of:=10*[.I259]*[.H259]/(3*[.$B$247])" office:value-type="float" office:value="0.578368999421631">
            <text:p>0.5783689994</text:p>
          </table:table-cell>
          <table:table-cell table:formula="of:=[.$H$247]*[.$D$247]*LN([.J259])/LN([.$G$247])" office:value-type="float" office:value="5.94487483184807">
            <text:p>5.9448748318</text:p>
          </table:table-cell>
          <table:table-cell table:formula="of:=-LN([.$A$244])/LN([.D259])" office:value-type="float" office:value="7.12976335022589">
            <text:p>7.12976335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60]+[.B260]" office:value-type="float" office:value="10">
            <text:p>10</text:p>
          </table:table-cell>
          <table:table-cell table:formula="of:=1/(1+[.K260])" office:value-type="float" office:value="0.125488778418285">
            <text:p>0.1254887784</text:p>
          </table:table-cell>
          <table:table-cell office:value-type="float" office:value="0.0745106">
            <text:p>0.0745106</text:p>
          </table:table-cell>
          <table:table-cell table:formula="of:=1/([.$E$247]*[.C260])" office:value-type="float" office:value="0.001">
            <text:p>0.001</text:p>
          </table:table-cell>
          <table:table-cell table:formula="of:=[.C260]*[.$F$247]" office:value-type="float" office:value="100">
            <text:p>100</text:p>
          </table:table-cell>
          <table:table-cell table:formula="of:=1/(3*[.C260])" office:value-type="float" office:value="0.0333333333333333">
            <text:p>0.0333333333</text:p>
          </table:table-cell>
          <table:table-cell table:formula="of:=1/(10/(9*[.$B$247]*[.C260])+[.A260])" office:value-type="float" office:value="0.0473684210526316">
            <text:p>0.0473684211</text:p>
          </table:table-cell>
          <table:table-cell table:formula="of:=10*[.I260]*[.H260]/(3*[.$B$247])" office:value-type="float" office:value="0.526315789473684">
            <text:p>0.5263157895</text:p>
          </table:table-cell>
          <table:table-cell table:formula="of:=[.$H$247]*[.$D$247]*LN([.J260])/LN([.$G$247])" office:value-type="float" office:value="6.96884002382072">
            <text:p>6.9688400238</text:p>
          </table:table-cell>
          <table:table-cell table:formula="of:=-LN([.$A$244])/LN([.D260])" office:value-type="float" office:value="6.65731164870982">
            <text:p>6.657311648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61]+[.B261]" office:value-type="float" office:value="12">
            <text:p>12</text:p>
          </table:table-cell>
          <table:table-cell table:formula="of:=1/(1+[.K261])" office:value-type="float" office:value="0.0997576179863523">
            <text:p>0.099757618</text:p>
          </table:table-cell>
          <table:table-cell office:value-type="float" office:value="0.0609269">
            <text:p>0.0609269</text:p>
          </table:table-cell>
          <table:table-cell table:formula="of:=1/([.$E$247]*[.C261])" office:value-type="float" office:value="0.000833333333333333">
            <text:p>0.0008333333</text:p>
          </table:table-cell>
          <table:table-cell table:formula="of:=[.C261]*[.$F$247]" office:value-type="float" office:value="120">
            <text:p>120</text:p>
          </table:table-cell>
          <table:table-cell table:formula="of:=1/(3*[.C261])" office:value-type="float" office:value="0.0277777777777778">
            <text:p>0.0277777778</text:p>
          </table:table-cell>
          <table:table-cell table:formula="of:=1/(10/(9*[.$B$247]*[.C261])+[.A261])" office:value-type="float" office:value="0.0470383275261324">
            <text:p>0.0470383275</text:p>
          </table:table-cell>
          <table:table-cell table:formula="of:=10*[.I261]*[.H261]/(3*[.$B$247])" office:value-type="float" office:value="0.435540069686411">
            <text:p>0.4355400697</text:p>
          </table:table-cell>
          <table:table-cell table:formula="of:=[.$H$247]*[.$D$247]*LN([.J261])/LN([.$G$247])" office:value-type="float" office:value="9.0242970931484">
            <text:p>9.0242970931</text:p>
          </table:table-cell>
          <table:table-cell table:formula="of:=-LN([.$A$244])/LN([.D261])" office:value-type="float" office:value="5.99455032156687">
            <text:p>5.994550321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2]+[.B262]" office:value-type="float" office:value="15">
            <text:p>15</text:p>
          </table:table-cell>
          <table:table-cell table:formula="of:=1/(1+[.K262])" office:value-type="float" office:value="0.0768159218160256">
            <text:p>0.0768159218</text:p>
          </table:table-cell>
          <table:table-cell office:value-type="float" office:value="0.0503396">
            <text:p>0.0503396</text:p>
          </table:table-cell>
          <table:table-cell table:formula="of:=1/([.$E$247]*[.C262])" office:value-type="float" office:value="0.000666666666666667">
            <text:p>0.0006666667</text:p>
          </table:table-cell>
          <table:table-cell table:formula="of:=[.C262]*[.$F$247]" office:value-type="float" office:value="150">
            <text:p>150</text:p>
          </table:table-cell>
          <table:table-cell table:formula="of:=1/(3*[.C262])" office:value-type="float" office:value="0.0222222222222222">
            <text:p>0.0222222222</text:p>
          </table:table-cell>
          <table:table-cell table:formula="of:=1/(10/(9*[.$B$247]*[.C262])+[.A262])" office:value-type="float" office:value="0.0446280991735537">
            <text:p>0.0446280992</text:p>
          </table:table-cell>
          <table:table-cell table:formula="of:=10*[.I262]*[.H262]/(3*[.$B$247])" office:value-type="float" office:value="0.330578512396694">
            <text:p>0.3305785124</text:p>
          </table:table-cell>
          <table:table-cell table:formula="of:=[.$H$247]*[.$D$247]*LN([.J262])/LN([.$G$247])" office:value-type="float" office:value="12.0181344747122">
            <text:p>12.0181344747</text:p>
          </table:table-cell>
          <table:table-cell table:formula="of:=-LN([.$A$244])/LN([.D262])" office:value-type="float" office:value="5.38412351782058">
            <text:p>5.384123517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63]+[.B263]" office:value-type="float" office:value="20">
            <text:p>20</text:p>
          </table:table-cell>
          <table:table-cell table:formula="of:=1/(1+[.K263])" office:value-type="float" office:value="0.0569186114999062">
            <text:p>0.0569186115</text:p>
          </table:table-cell>
          <table:table-cell office:value-type="float" office:value="0.0459449">
            <text:p>0.0459449</text:p>
          </table:table-cell>
          <table:table-cell table:formula="of:=1/([.$E$247]*[.C263])" office:value-type="float" office:value="0.0005">
            <text:p>0.0005</text:p>
          </table:table-cell>
          <table:table-cell table:formula="of:=[.C263]*[.$F$247]" office:value-type="float" office:value="200">
            <text:p>200</text:p>
          </table:table-cell>
          <table:table-cell table:formula="of:=1/(3*[.C263])" office:value-type="float" office:value="0.0166666666666667">
            <text:p>0.0166666667</text:p>
          </table:table-cell>
          <table:table-cell table:formula="of:=1/(10/(9*[.$B$247]*[.C263])+[.A263])" office:value-type="float" office:value="0.0391304347826087">
            <text:p>0.0391304348</text:p>
          </table:table-cell>
          <table:table-cell table:formula="of:=10*[.I263]*[.H263]/(3*[.$B$247])" office:value-type="float" office:value="0.217391304347826">
            <text:p>0.2173913043</text:p>
          </table:table-cell>
          <table:table-cell table:formula="of:=[.$H$247]*[.$D$247]*LN([.J263])/LN([.$G$247])" office:value-type="float" office:value="16.5689457920394">
            <text:p>16.568945792</text:p>
          </table:table-cell>
          <table:table-cell table:formula="of:=-LN([.$A$244])/LN([.D263])" office:value-type="float" office:value="4.82095912540958">
            <text:p>4.820959125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64]+[.B264]" office:value-type="float" office:value="30">
            <text:p>30</text:p>
          </table:table-cell>
          <table:table-cell table:formula="of:=1/(1+[.K264])" office:value-type="float" office:value="0.040038381099573">
            <text:p>0.0400383811</text:p>
          </table:table-cell>
          <table:table-cell office:value-type="float" office:value="0.0315621">
            <text:p>0.0315621</text:p>
          </table:table-cell>
          <table:table-cell table:formula="of:=1/([.$E$247]*[.C264])" office:value-type="float" office:value="0.000333333333333333">
            <text:p>0.0003333333</text:p>
          </table:table-cell>
          <table:table-cell table:formula="of:=[.C264]*[.$F$247]" office:value-type="float" office:value="300">
            <text:p>300</text:p>
          </table:table-cell>
          <table:table-cell table:formula="of:=1/(3*[.C264])" office:value-type="float" office:value="0.0111111111111111">
            <text:p>0.0111111111</text:p>
          </table:table-cell>
          <table:table-cell table:formula="of:=1/(10/(9*[.$B$247]*[.C264])+[.A264])" office:value-type="float" office:value="0.0296703296703297">
            <text:p>0.0296703297</text:p>
          </table:table-cell>
          <table:table-cell table:formula="of:=10*[.I264]*[.H264]/(3*[.$B$247])" office:value-type="float" office:value="0.10989010989011">
            <text:p>0.1098901099</text:p>
          </table:table-cell>
          <table:table-cell table:formula="of:=[.$H$247]*[.$D$247]*LN([.J264])/LN([.$G$247])" office:value-type="float" office:value="23.9760348080273">
            <text:p>23.976034808</text:p>
          </table:table-cell>
          <table:table-cell table:formula="of:=-LN([.$A$244])/LN([.D264])" office:value-type="float" office:value="4.2939300796771">
            <text:p>4.293930079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5]+[.B265]" office:value-type="float" office:value="35">
            <text:p>35</text:p>
          </table:table-cell>
          <table:table-cell table:formula="of:=1/(1+[.K265])" office:value-type="float" office:value="0.0357115727492808">
            <text:p>0.0357115727</text:p>
          </table:table-cell>
          <table:table-cell office:value-type="float" office:value="0.0271674">
            <text:p>0.0271674</text:p>
          </table:table-cell>
          <table:table-cell table:formula="of:=1/([.$E$247]*[.C265])" office:value-type="float" office:value="0.000285714285714286">
            <text:p>0.0002857143</text:p>
          </table:table-cell>
          <table:table-cell table:formula="of:=[.C265]*[.$F$247]" office:value-type="float" office:value="350">
            <text:p>350</text:p>
          </table:table-cell>
          <table:table-cell table:formula="of:=1/(3*[.C265])" office:value-type="float" office:value="0.00952380952380952">
            <text:p>0.0095238095</text:p>
          </table:table-cell>
          <table:table-cell table:formula="of:=1/(10/(9*[.$B$247]*[.C265])+[.A265])" office:value-type="float" office:value="0.0261954261954262">
            <text:p>0.0261954262</text:p>
          </table:table-cell>
          <table:table-cell table:formula="of:=10*[.I265]*[.H265]/(3*[.$B$247])" office:value-type="float" office:value="0.0831600831600831">
            <text:p>0.0831600832</text:p>
          </table:table-cell>
          <table:table-cell table:formula="of:=[.$H$247]*[.$D$247]*LN([.J265])/LN([.$G$247])" office:value-type="float" office:value="27.0021271261467">
            <text:p>27.0021271261</text:p>
          </table:table-cell>
          <table:table-cell table:formula="of:=-LN([.$A$244])/LN([.D265])" office:value-type="float" office:value="4.1465625891378">
            <text:p>4.146562589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66]+[.B266]" office:value-type="float" office:value="50">
            <text:p>50</text:p>
          </table:table-cell>
          <table:table-cell table:formula="of:=1/(1+[.K266])" office:value-type="float" office:value="0.0283473255039643">
            <text:p>0.0283473255</text:p>
          </table:table-cell>
          <table:table-cell office:value-type="float" office:value="0.0194766">
            <text:p>0.0194766</text:p>
          </table:table-cell>
          <table:table-cell table:formula="of:=1/([.$E$247]*[.C266])" office:value-type="float" office:value="0.0002">
            <text:p>0.0002</text:p>
          </table:table-cell>
          <table:table-cell table:formula="of:=[.C266]*[.$F$247]" office:value-type="float" office:value="500">
            <text:p>500</text:p>
          </table:table-cell>
          <table:table-cell table:formula="of:=1/(3*[.C266])" office:value-type="float" office:value="0.00666666666666667">
            <text:p>0.0066666667</text:p>
          </table:table-cell>
          <table:table-cell table:formula="of:=1/(10/(9*[.$B$247]*[.C266])+[.A266])" office:value-type="float" office:value="0.0191489361702128">
            <text:p>0.0191489362</text:p>
          </table:table-cell>
          <table:table-cell table:formula="of:=10*[.I266]*[.H266]/(3*[.$B$247])" office:value-type="float" office:value="0.0425531914893617">
            <text:p>0.0425531915</text:p>
          </table:table-cell>
          <table:table-cell table:formula="of:=[.$H$247]*[.$D$247]*LN([.J266])/LN([.$G$247])" office:value-type="float" office:value="34.2766965567934">
            <text:p>34.2766965568</text:p>
          </table:table-cell>
          <table:table-cell table:formula="of:=-LN([.$A$244])/LN([.D266])" office:value-type="float" office:value="3.87781262687585">
            <text:p>3.877812626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67]+[.B267]" office:value-type="float" office:value="100">
            <text:p>100</text:p>
          </table:table-cell>
          <table:table-cell table:formula="of:=1/(1+[.K267])" office:value-type="float" office:value="0.0200095906736358">
            <text:p>0.0200095907</text:p>
          </table:table-cell>
          <table:table-cell office:value-type="float" office:value="0.0194766">
            <text:p>0.0194766</text:p>
          </table:table-cell>
          <table:table-cell table:formula="of:=1/([.$E$247]*[.C267])" office:value-type="float" office:value="0.0001">
            <text:p>0.0001</text:p>
          </table:table-cell>
          <table:table-cell table:formula="of:=[.C267]*[.$F$247]" office:value-type="float" office:value="1000">
            <text:p>1000</text:p>
          </table:table-cell>
          <table:table-cell table:formula="of:=1/(3*[.C267])" office:value-type="float" office:value="0.00333333333333333">
            <text:p>0.0033333333</text:p>
          </table:table-cell>
          <table:table-cell table:formula="of:=1/(10/(9*[.$B$247]*[.C267])+[.A267])" office:value-type="float" office:value="0.00989010989010989">
            <text:p>0.0098901099</text:p>
          </table:table-cell>
          <table:table-cell table:formula="of:=10*[.I267]*[.H267]/(3*[.$B$247])" office:value-type="float" office:value="0.010989010989011">
            <text:p>0.010989011</text:p>
          </table:table-cell>
          <table:table-cell table:formula="of:=[.$H$247]*[.$D$247]*LN([.J267])/LN([.$G$247])" office:value-type="float" office:value="48.9760348080273">
            <text:p>48.976034808</text:p>
          </table:table-cell>
          <table:table-cell table:formula="of:=-LN([.$A$244])/LN([.D267])" office:value-type="float" office:value="3.53249535698962">
            <text:p>3.5324953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6T14:01:45</dc:date>
    <meta:editing-duration>PT23H21M6S</meta:editing-duration>
    <meta:editing-cycles>158</meta:editing-cycles>
    <meta:generator>LibreOffice/3.5$Linux_X86_64 LibreOffice_project/350m1$Build-2</meta:generator>
    <dc:creator>Stuart Slattery</dc:creator>
    <meta:document-statistic meta:table-count="3" meta:cell-count="2101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style-name="ch1">
        <chart:title svg:x="5.97cm" svg:y="0.357cm" chart:style-name="ch2">
          <text:p>lambda vs. rho(H)</text:p>
        </chart:title>
        <chart:subtitle svg:x="7.002cm" svg:y="1.357cm" chart:style-name="ch3">
          <text:p>n_i = 10</text:p>
        </chart:subtitle>
        <chart:legend chart:legend-position="bottom" svg:x="3.954cm" svg:y="10.29cm" style:legend-expansion="wide" chart:style-name="ch4"/>
        <chart:plot-area chart:style-name="ch5" table:cell-range-address="Parallel.J12:Parallel.J28 Parallel.D11:Parallel.E28" chart:data-source-has-labels="row" svg:x="1.321cm" svg:y="2.482cm" svg:width="13.579cm" svg:height="6.606cm">
          <chartooo:coordinate-region svg:x="2.048cm" svg:y="2.681cm" svg:width="12.758cm" svg:height="5.76cm"/>
          <chart:axis chart:dimension="x" chart:name="primary-x" chart:style-name="ch6">
            <chart:title svg:x="7.59cm" svg:y="9.309cm" chart:style-name="ch7">
              <text:p>rho(H)</text:p>
            </chart:title>
          </chart:axis>
          <chart:axis chart:dimension="y" chart:name="primary-y" chart:style-name="ch6">
            <chart:title svg:x="0.451cm" svg:y="6.398cm" chart:style-name="ch8">
              <text:p>lambda</text:p>
            </chart:title>
            <chart:grid chart:style-name="ch9" chart:class="major"/>
          </chart:axis>
          <chart:series chart:style-name="ch10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11" chart:values-cell-range-address="Parallel.D12:Parallel.D28" chart:label-cell-address="Parallel.D11:Parallel.D1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63020597905346">
                <text:p>0.963020597905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922029297884438">
                <text:p>0.922029297884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872550812257638">
                <text:p>0.872550812257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819443612671263">
                <text:p>0.819443612671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766447995388386">
                <text:p>0.766447995388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715993895681602">
                <text:p>0.715993895681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66939309004762">
                <text:p>0.6693930900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627160771436483">
                <text:p>0.627160771436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589315473889911">
                <text:p>0.589315473889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525643599394876">
                <text:p>0.525643599394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454171083907449">
                <text:p>0.454171083907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376379254121412">
                <text:p>0.376379254121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294325104636323">
                <text:p>0.294325104636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270254733353795">
                <text:p>0.270254733353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225852441072993">
                <text:p>0.225852441072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169560399110435">
                <text:p>0.1695603991104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9cm" svg:height="11.926cm" xlink:href=".." xlink:type="simple" chart:class="chart:scatter" chart:style-name="ch1">
        <chart:title svg:x="2.759cm" svg:y="0.374cm" chart:style-name="ch2">
          <text:p>Initial lambda vs. # of buffer communications per MCSA iteration</text:p>
        </chart:title>
        <chart:subtitle svg:x="7.998cm" svg:y="1.391cm" chart:style-name="ch3">
          <text:p>No Overlap</text:p>
        </chart:subtitle>
        <chart:legend chart:legend-position="bottom" svg:x="6.272cm" svg:y="11.143cm" style:legend-expansion="wide" chart:style-name="ch4"/>
        <chart:plot-area chart:style-name="ch5" table:cell-range-address="Parallel.E13:Parallel.F28 Parallel.F11:Parallel.F11 Parallel.L11:Parallel.L11 Parallel.L13:Parallel.L28" chart:data-source-has-labels="row" svg:x="1.372cm" svg:y="2.55cm" svg:width="15.975cm" svg:height="7.374cm">
          <chartooo:coordinate-region svg:x="2.179cm" svg:y="2.749cm" svg:width="14.928cm" svg:height="6.528cm"/>
          <chart:axis chart:dimension="x" chart:name="primary-x" chart:style-name="ch6">
            <chart:title svg:x="8.323cm" svg:y="10.162cm" chart:style-name="ch7">
              <text:p>initial lambda</text:p>
            </chart:title>
          </chart:axis>
          <chart:axis chart:dimension="y" chart:name="primary-y" chart:style-name="ch6">
            <chart:title svg:x="0.451cm" svg:y="8.093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3:Parallel.F28" chart:label-cell-address="Parallel.F11:Parallel.F11" chart:class="chart:scatter">
            <chart:domain table:cell-range-address="Parallel.E13:Parallel.E28"/>
            <chart:data-point chart:repeated="16"/>
          </chart:series>
          <chart:series chart:style-name="ch11" chart:values-cell-range-address="Parallel.L13:Parallel.L28" chart:label-cell-address="Parallel.L11:Parallel.L11" chart:class="chart:scatter">
            <chart:domain table:cell-range-address="Parallel.D13:Parallel.D28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lta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L11:Parallel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3:Parallel.E28</svg:desc>
                </draw:g>
              </table:table-cell>
              <table:table-cell office:value-type="float" office:value="0.05">
                <text:p>0.05</text:p>
                <draw:g>
                  <svg:desc>Parallel.F13:Parallel.F28</svg:desc>
                </draw:g>
              </table:table-cell>
              <table:table-cell office:value-type="float" office:value="0.963020597905346">
                <text:p>0.963020597905346</text:p>
                <draw:g>
                  <svg:desc>Parallel.D13:Parallel.D28</svg:desc>
                </draw:g>
              </table:table-cell>
              <table:table-cell office:value-type="float" office:value="348.2536325986">
                <text:p>348.2536325986</text:p>
                <draw:g>
                  <svg:desc>Parallel.L13:Parallel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161.648700378535">
                <text:p>161.64870037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0.025">
                <text:p>0.025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96.2513087724665">
                <text:p>96.251308772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0.02">
                <text:p>0.02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65.8985777917813">
                <text:p>65.8985777917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49.3343390391725">
                <text:p>49.334339039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39.2786772498528">
                <text:p>39.278677249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0.0125">
                <text:p>0.0125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32.6928066275759">
                <text:p>32.6928066275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28.1262395700116">
                <text:p>28.1262395700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0.01">
                <text:p>0.01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24.8156608701222">
                <text:p>24.815660870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20.4038458057503">
                <text:p>20.4038458057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16.625711423714">
                <text:p>16.625711423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0.005">
                <text:p>0.005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13.429111280093">
                <text:p>13.429111280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10.7290342300753">
                <text:p>10.7290342300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10.0293951263906">
                <text:p>10.0293951263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0.002">
                <text:p>0.002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8.81954291401681">
                <text:p>8.81954291401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0.001">
                <text:p>0.001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7.39477184329792">
                <text:p>7.394771843297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6cm" svg:height="11.714cm" xlink:href=".." xlink:type="simple" chart:class="chart:scatter" chart:style-name="ch1">
        <chart:title svg:x="2.871cm" svg:y="0.37cm" chart:style-name="ch2">
          <text:p>Spectral Radius vs. Domain Optical Thickness</text:p>
        </chart:title>
        <chart:plot-area chart:style-name="ch3" table:cell-range-address="Parallel.J12:Parallel.K28" svg:x="1.305cm" svg:y="1.851cm" svg:width="12.853cm" svg:height="8.648cm">
          <chartooo:coordinate-region svg:x="2.032cm" svg:y="2.05cm" svg:width="12.032cm" svg:height="7.802cm"/>
          <chart:axis chart:dimension="x" chart:name="primary-x" chart:style-name="ch4">
            <chart:title svg:x="7.211cm" svg:y="10.733cm" chart:style-name="ch5">
              <text:p>rho(H)</text:p>
            </chart:title>
          </chart:axis>
          <chart:axis chart:dimension="y" chart:name="primary-y" chart:style-name="ch6">
            <chart:title svg:x="0.451cm" svg:y="7.529cm" chart:style-name="ch7">
              <text:p>Optical Thickness</text:p>
            </chart:title>
            <chart:grid chart:style-name="ch8" chart:class="major"/>
          </chart:axis>
          <chart:series chart:style-name="ch9" chart:values-cell-range-address="Parallel.K12:Parallel.K28" chart:class="chart:scatter">
            <chart:domain table:cell-range-address="Parallel.J12:Parallel.J2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00972791559227639">
                <text:p>0.00972791559227639</text:p>
                <draw:g>
                  <svg:desc>Parallel.K12:Parallel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0383993885230356">
                <text:p>0.0383993885230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0845642348832758">
                <text:p>0.084564234883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46065061142514">
                <text:p>0.146065061142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220340221751378">
                <text:p>0.220340221751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304719962759203">
                <text:p>0.304719962759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396659952034973">
                <text:p>0.396659952034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93890532883841">
                <text:p>0.493890532883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4487483184807">
                <text:p>0.594487483184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696884002382072">
                <text:p>0.696884002382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90242970931484">
                <text:p>0.90242970931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1.20181344747122">
                <text:p>1.20181344747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.65689457920394">
                <text:p>1.6568945792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2.39760348080273">
                <text:p>2.39760348080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2.70021271261467">
                <text:p>2.70021271261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3.42766965567934">
                <text:p>3.42766965567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4.89760348080274">
                <text:p>4.897603480802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style-name="ch1">
        <chart:title svg:x="4.798cm" svg:y="0.337cm" chart:style-name="ch2">
          <text:p>Domain Leakage vs. rho(H)</text:p>
        </chart:title>
        <chart:subtitle svg:x="6.848cm" svg:y="1.317cm" chart:style-name="ch3">
          <text:p>n_i = 20</text:p>
        </chart:subtitle>
        <chart:legend chart:legend-position="bottom" svg:x="3.8cm" svg:y="9.3cm" style:legend-expansion="wide" chart:style-name="ch4"/>
        <chart:plot-area chart:style-name="ch5" table:cell-range-address="Parallel.J97:Parallel.J113 Parallel.D96:Parallel.E113" chart:data-source-has-labels="row" svg:x="1.315cm" svg:y="2.402cm" svg:width="13.29cm" svg:height="5.716cm">
          <chartooo:coordinate-region svg:x="2.042cm" svg:y="2.601cm" svg:width="12.47cm" svg:height="4.87cm"/>
          <chart:axis chart:dimension="x" chart:name="primary-x" chart:style-name="ch6">
            <chart:title svg:x="7.44cm" svg:y="8.319cm" chart:style-name="ch7">
              <text:p>rho(H)</text:p>
            </chart:title>
          </chart:axis>
          <chart:axis chart:dimension="y" chart:name="primary-y" chart:style-name="ch8">
            <chart:title svg:x="0.451cm" svg:y="5.86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J97:Parallel.J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53029">
                <text:p>0.953029</text:p>
              </table:table-cell>
              <table:table-cell office:value-type="float" office:value="0.928678617878124">
                <text:p>0.928678617878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36912">
                <text:p>0.836912</text:p>
              </table:table-cell>
              <table:table-cell office:value-type="float" office:value="0.855337993950038">
                <text:p>0.855337993950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694184">
                <text:p>0.694184</text:p>
              </table:table-cell>
              <table:table-cell office:value-type="float" office:value="0.77391586400879">
                <text:p>0.77391586400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585677">
                <text:p>0.585677</text:p>
              </table:table-cell>
              <table:table-cell office:value-type="float" office:value="0.694116453450759">
                <text:p>0.694116453450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506401">
                <text:p>0.506401</text:p>
              </table:table-cell>
              <table:table-cell office:value-type="float" office:value="0.621334157395093">
                <text:p>0.621334157395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447939">
                <text:p>0.447939</text:p>
              </table:table-cell>
              <table:table-cell office:value-type="float" office:value="0.557624993583407">
                <text:p>0.557624993583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01119">
                <text:p>0.401119</text:p>
              </table:table-cell>
              <table:table-cell office:value-type="float" office:value="0.50307351107291">
                <text:p>0.50307351107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354954">
                <text:p>0.354954</text:p>
              </table:table-cell>
              <table:table-cell office:value-type="float" office:value="0.456834826968573">
                <text:p>0.456834826968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34492">
                <text:p>0.334492</text:p>
              </table:table-cell>
              <table:table-cell office:value-type="float" office:value="0.41775142704296">
                <text:p>0.41775142704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292007">
                <text:p>0.292007</text:p>
              </table:table-cell>
              <table:table-cell office:value-type="float" office:value="0.356524107182724">
                <text:p>0.356524107182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237325">
                <text:p>0.237325</text:p>
              </table:table-cell>
              <table:table-cell office:value-type="float" office:value="0.293804236147603">
                <text:p>0.293804236147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3357">
                <text:p>0.203357</text:p>
              </table:table-cell>
              <table:table-cell office:value-type="float" office:value="0.231814760360026">
                <text:p>0.23181476036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55428">
                <text:p>0.155428</text:p>
              </table:table-cell>
              <table:table-cell office:value-type="float" office:value="0.172556391277347">
                <text:p>0.172556391277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128414">
                <text:p>0.128414</text:p>
              </table:table-cell>
              <table:table-cell office:value-type="float" office:value="0.156239614332225">
                <text:p>0.156239614332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978228">
                <text:p>0.0978228</text:p>
              </table:table-cell>
              <table:table-cell office:value-type="float" office:value="0.127301948440854">
                <text:p>0.127301948440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926337034163984">
                <text:p>0.09263370341639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26cm" xlink:href=".." xlink:type="simple" chart:class="chart:scatter" chart:style-name="ch1">
        <chart:title svg:x="4.318cm" svg:y="0.341cm" chart:style-name="ch2">
          <text:p>Absorption Cross Section vs. rho(H)</text:p>
        </chart:title>
        <chart:subtitle svg:x="7.348cm" svg:y="1.325cm" chart:style-name="ch3">
          <text:p>n_i = 5</text:p>
        </chart:subtitle>
        <chart:legend chart:legend-position="bottom" svg:x="4.194cm" svg:y="9.477cm" style:legend-expansion="wide" chart:style-name="ch4"/>
        <chart:plot-area chart:style-name="ch5" table:cell-range-address="Parallel.J149:Parallel.J165 Parallel.D148:Parallel.E165" chart:data-source-has-labels="row" svg:x="1.331cm" svg:y="2.418cm" svg:width="14.029cm" svg:height="5.873cm">
          <chartooo:coordinate-region svg:x="2.058cm" svg:y="2.617cm" svg:width="13.208cm" svg:height="5.027cm"/>
          <chart:axis chart:dimension="x" chart:name="primary-x" chart:style-name="ch6">
            <chart:title svg:x="7.825cm" svg:y="8.496cm" chart:style-name="ch7">
              <text:p>rho(H)</text:p>
            </chart:title>
          </chart:axis>
          <chart:axis chart:dimension="y" chart:name="primary-y" chart:style-name="ch6">
            <chart:title svg:x="0.451cm" svg:y="5.954cm" chart:style-name="ch8">
              <text:p>lambda</text:p>
            </chart:title>
            <chart:grid chart:style-name="ch9" chart:class="major"/>
          </chart:axis>
          <chart:series chart:style-name="ch10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11" chart:values-cell-range-address="Parallel.D149:Parallel.D165" chart:label-cell-address="Parallel.D148:Parallel.D148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lambda predicted</text:p>
                <draw:g>
                  <svg:desc>Parallel.D148:Parallel.D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5159585774371">
                <text:p>0.995159585774371</text:p>
                <draw:g>
                  <svg:desc>Parallel.D149:Parallel.D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81161989775292">
                <text:p>0.981161989775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59433135487902">
                <text:p>0.959433135487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931938195263869">
                <text:p>0.931938195263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900762856253815">
                <text:p>0.900762856253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867784386961098">
                <text:p>0.867784386961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834494688452496">
                <text:p>0.834494688452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801959818856714">
                <text:p>0.801959818856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770865156591522">
                <text:p>0.770865156591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741596597493056">
                <text:p>0.741596597493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689077841775582">
                <text:p>0.689077841775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624646011646804">
                <text:p>0.624646011646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546912129043484">
                <text:p>0.546912129043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45479316376085">
                <text:p>0.45479316376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425512657040456">
                <text:p>0.425512657040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36848226345302">
                <text:p>0.36848226345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289955780375946">
                <text:p>0.2899557803759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1cm" svg:height="12.438cm" xlink:href=".." xlink:type="simple" chart:class="chart:scatter" chart:style-name="ch1">
        <chart:title svg:x="5.157cm" svg:y="0.384cm" chart:style-name="ch2">
          <text:p>Spectral Radius vs. Domain Leakage</text:p>
        </chart:title>
        <chart:plot-area chart:style-name="ch3" table:cell-range-address="Parallel.J97:Parallel.J113 Parallel.D145:Parallel.D145 Parallel.D149:Parallel.E165 Parallel.D8:Parallel.D8 Parallel.D12:Parallel.E28 Parallel.D93:Parallel.D93 Parallel.D97:Parallel.E113 Parallel.D195:Parallel.D195 Parallel.D199:Parallel.D215 Parallel.E11:Parallel.E11 Parallel.E96:Parallel.E96 Parallel.E148:Parallel.E148 Parallel.E198:Parallel.E198 Parallel.E251:Parallel.E267" chart:data-source-has-labels="row" svg:x="1.367cm" svg:y="1.907cm" svg:width="15.731cm" svg:height="9.302cm">
          <chartooo:coordinate-region svg:x="2.094cm" svg:y="2.106cm" svg:width="14.91cm" svg:height="8.456cm"/>
          <chart:axis chart:dimension="x" chart:name="primary-x" chart:style-name="ch4">
            <chart:title svg:x="8.712cm" svg:y="11.457cm" chart:style-name="ch5">
              <text:p>rho(H)</text:p>
            </chart:title>
          </chart:axis>
          <chart:axis chart:dimension="y" chart:name="primary-y" chart:style-name="ch4">
            <chart:title svg:x="0.451cm" svg:y="7.158cm" chart:style-name="ch6">
              <text:p>lambda</text:p>
            </chart:title>
            <chart:grid chart:style-name="ch7" chart:class="major"/>
          </chart:axis>
          <chart:series chart:style-name="ch8" chart:values-cell-range-address="Parallel.D149:Parallel.D165" chart:label-cell-address="Parallel.D145:Parallel.D145" chart:class="chart:scatter">
            <chart:domain table:cell-range-address="Parallel.J97:Parallel.J113"/>
            <chart:data-point chart:repeated="17"/>
          </chart:series>
          <chart:series chart:style-name="ch8" chart:values-cell-range-address="Parallel.D12:Parallel.D28" chart:label-cell-address="Parallel.D8:Parallel.D8" chart:class="chart:scatter">
            <chart:data-point chart:repeated="17"/>
          </chart:series>
          <chart:series chart:style-name="ch8" chart:values-cell-range-address="Parallel.D97:Parallel.D113" chart:label-cell-address="Parallel.D93:Parallel.D93" chart:class="chart:scatter">
            <chart:data-point chart:repeated="17"/>
          </chart:series>
          <chart:series chart:style-name="ch8" chart:values-cell-range-address="Parallel.D199:Parallel.D215" chart:label-cell-address="Parallel.D195:Parallel.D195" chart:class="chart:scatter">
            <chart:data-point chart:repeated="17"/>
          </chart:series>
          <chart:series chart:style-name="ch9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9" chart:values-cell-range-address="Parallel.E97:Parallel.E113" chart:label-cell-address="Parallel.E96:Parallel.E96" chart:class="chart:scatter">
            <chart:data-point chart:repeated="17"/>
          </chart:series>
          <chart:series chart:style-name="ch9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9" chart:values-cell-range-address="Parallel.E251:Parallel.E267" chart:label-cell-address="Parallel.E198:Parallel.E198" chart:class="chart:scatter">
            <chart:domain table:cell-range-address="Parallel.J199:Parallel.J21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5</text:p>
                <draw:g>
                  <svg:desc>Parallel.D145:Parallel.D145</svg:desc>
                </draw:g>
              </table:table-cell>
              <table:table-cell office:value-type="string">
                <text:p>10</text:p>
                <draw:g>
                  <svg:desc>Parallel.D8:Parallel.D8</svg:desc>
                </draw:g>
              </table:table-cell>
              <table:table-cell office:value-type="string">
                <text:p>20</text:p>
                <draw:g>
                  <svg:desc>Parallel.D93:Parallel.D93</svg:desc>
                </draw:g>
              </table:table-cell>
              <table:table-cell office:value-type="string">
                <text:p>100</text:p>
                <draw:g>
                  <svg:desc>Parallel.D195:Parallel.D19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98:Parallel.E1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95159585774371">
                <text:p>0.995159585774371</text:p>
                <draw:g>
                  <svg:desc>Parallel.D149:Parallel.D165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  <table:table-cell office:value-type="float" office:value="0.911345116329166">
                <text:p>0.911345116329166</text:p>
                <draw:g>
                  <svg:desc>Parallel.D199:Parallel.D215</svg:desc>
                </draw:g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1080277502478">
                <text:p>0.991080277502478</text:p>
                <draw:g>
                  <svg:desc>Parallel.J199:Parallel.J215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81161989775292">
                <text:p>0.981161989775292</text:p>
              </table:table-cell>
              <table:table-cell office:value-type="float" office:value="0.963020597905346">
                <text:p>0.963020597905346</text:p>
              </table:table-cell>
              <table:table-cell office:value-type="float" office:value="0.928678617878124">
                <text:p>0.928678617878124</text:p>
              </table:table-cell>
              <table:table-cell office:value-type="float" office:value="0.7225465449463">
                <text:p>0.72254654494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53029">
                <text:p>0.95302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59433135487902">
                <text:p>0.959433135487902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0.855337993950038">
                <text:p>0.855337993950038</text:p>
              </table:table-cell>
              <table:table-cell office:value-type="float" office:value="0.541816782992887">
                <text:p>0.54181678299288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36912">
                <text:p>0.83691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31938195263869">
                <text:p>0.931938195263869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0.77391586400879">
                <text:p>0.77391586400879</text:p>
              </table:table-cell>
              <table:table-cell office:value-type="float" office:value="0.406396582821171">
                <text:p>0.40639658282117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694184">
                <text:p>0.6941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900762856253815">
                <text:p>0.900762856253815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0.694116453450759">
                <text:p>0.694116453450759</text:p>
              </table:table-cell>
              <table:table-cell office:value-type="float" office:value="0.312168105064283">
                <text:p>0.31216810506428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585677">
                <text:p>0.58567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67784386961098">
                <text:p>0.867784386961098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0.621334157395093">
                <text:p>0.621334157395093</text:p>
              </table:table-cell>
              <table:table-cell office:value-type="float" office:value="0.247084426768188">
                <text:p>0.24708442676818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506401">
                <text:p>0.50640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834494688452496">
                <text:p>0.834494688452496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0.557624993583407">
                <text:p>0.557624993583407</text:p>
              </table:table-cell>
              <table:table-cell office:value-type="float" office:value="0.201345003941365">
                <text:p>0.20134500394136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447939">
                <text:p>0.447939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801959818856714">
                <text:p>0.801959818856714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0.50307351107291">
                <text:p>0.50307351107291</text:p>
              </table:table-cell>
              <table:table-cell office:value-type="float" office:value="0.168381198997087">
                <text:p>0.16838119899708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401119">
                <text:p>0.40111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70865156591522">
                <text:p>0.770865156591522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0.456834826968573">
                <text:p>0.456834826968573</text:p>
              </table:table-cell>
              <table:table-cell office:value-type="float" office:value="0.143991076039868">
                <text:p>0.143991076039868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354954">
                <text:p>0.354954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1596597493056">
                <text:p>0.741596597493056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0.41775142704296">
                <text:p>0.41775142704296</text:p>
              </table:table-cell>
              <table:table-cell office:value-type="float" office:value="0.125488778418285">
                <text:p>0.12548877841828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334492">
                <text:p>0.33449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077841775582">
                <text:p>0.689077841775582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0.356524107182724">
                <text:p>0.356524107182724</text:p>
              </table:table-cell>
              <table:table-cell office:value-type="float" office:value="0.0997576179863523">
                <text:p>0.099757617986352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292007">
                <text:p>0.29200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24646011646804">
                <text:p>0.624646011646804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0.293804236147603">
                <text:p>0.293804236147603</text:p>
              </table:table-cell>
              <table:table-cell office:value-type="float" office:value="0.0768159218160256">
                <text:p>0.07681592181602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237325">
                <text:p>0.23732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6912129043484">
                <text:p>0.546912129043484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0.231814760360026">
                <text:p>0.231814760360026</text:p>
              </table:table-cell>
              <table:table-cell office:value-type="float" office:value="0.0569186114999062">
                <text:p>0.05691861149990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03357">
                <text:p>0.2033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5479316376085">
                <text:p>0.45479316376085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0.172556391277347">
                <text:p>0.172556391277347</text:p>
              </table:table-cell>
              <table:table-cell office:value-type="float" office:value="0.040038381099573">
                <text:p>0.04003838109957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155428">
                <text:p>0.155428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425512657040456">
                <text:p>0.425512657040456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0.156239614332225">
                <text:p>0.156239614332225</text:p>
              </table:table-cell>
              <table:table-cell office:value-type="float" office:value="0.0357115727492808">
                <text:p>0.0357115727492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28414">
                <text:p>0.128414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36848226345302">
                <text:p>0.36848226345302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0.127301948440854">
                <text:p>0.127301948440854</text:p>
              </table:table-cell>
              <table:table-cell office:value-type="float" office:value="0.0283473255039643">
                <text:p>0.028347325503964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9955780375946">
                <text:p>0.289955780375946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0.0926337034163984">
                <text:p>0.0926337034163984</text:p>
              </table:table-cell>
              <table:table-cell office:value-type="float" office:value="0.0200095906736358">
                <text:p>0.020009590673635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74cm" svg:height="10.699cm" xlink:href=".." xlink:type="simple" chart:class="chart:scatter" chart:style-name="ch1">
        <chart:title svg:x="5.429cm" svg:y="0.349cm" chart:style-name="ch2">
          <text:p>rho(H) vs. Domain Leakage</text:p>
        </chart:title>
        <chart:subtitle svg:x="7.333cm" svg:y="1.341cm" chart:style-name="ch3">
          <text:p>ni_i = 100</text:p>
        </chart:subtitle>
        <chart:legend chart:legend-position="bottom" svg:x="2.501cm" svg:y="9.916cm" style:legend-expansion="wide" chart:style-name="ch4"/>
        <chart:plot-area chart:style-name="ch5" table:cell-range-address="Parallel.J199:Parallel.J215 Parallel.D198:Parallel.E215 Parallel.E250:Parallel.E267" chart:data-source-has-labels="row" svg:x="1.34cm" svg:y="2.45cm" svg:width="14.476cm" svg:height="6.272cm">
          <chartooo:coordinate-region svg:x="2.067cm" svg:y="2.649cm" svg:width="13.655cm" svg:height="5.426cm"/>
          <chart:axis chart:dimension="x" chart:name="primary-x" chart:style-name="ch6">
            <chart:title svg:x="8.058cm" svg:y="8.935cm" chart:style-name="ch7">
              <text:p>rho(H)</text:p>
            </chart:title>
          </chart:axis>
          <chart:axis chart:dimension="y" chart:name="primary-y" chart:style-name="ch8">
            <chart:title svg:x="0.451cm" svg:y="6.186cm" chart:style-name="ch9">
              <text:p>lambda</text:p>
            </chart:title>
            <chart:grid chart:style-name="ch10" chart:class="major"/>
          </chart:axis>
          <chart:series chart:style-name="ch11" chart:values-cell-range-address="Parallel.E199:Parallel.E215" chart:label-cell-address="Parallel.E198:Parallel.E198" chart:class="chart:scatter">
            <chart:domain table:cell-range-address="Parallel.J199:Parallel.J215"/>
            <chart:data-point chart:repeated="17"/>
          </chart:series>
          <chart:series chart:style-name="ch12" chart:values-cell-range-address="Parallel.D199:Parallel.D215" chart:label-cell-address="Parallel.D198:Parallel.D198" chart:class="chart:scatter">
            <chart:data-point chart:repeated="17"/>
          </chart:series>
          <chart:series chart:style-name="ch13" chart:values-cell-range-address="Parallel.E251:Parallel.E267" chart:label-cell-address="Parallel.E250:Parallel.E250" chart:class="chart:scatter">
            <chart:domain table:cell-range-address="Parallel.J251:Parallel.J267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98:Parallel.E198</svg:desc>
                </draw:g>
              </table:table-cell>
              <table:table-cell office:value-type="string">
                <text:p>lambda predicted</text:p>
                <draw:g>
                  <svg:desc>Parallel.D198:Parallel.D19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50:Parallel.E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99:Parallel.J215</svg:desc>
                </draw:g>
              </table:table-cell>
              <table:table-cell office:value-type="float" office:value="0.469307">
                <text:p>0.469307</text:p>
                <draw:g>
                  <svg:desc>Parallel.E199:Parallel.E215</svg:desc>
                </draw:g>
              </table:table-cell>
              <table:table-cell office:value-type="float" office:value="0.911345116329166">
                <text:p>0.911345116329166</text:p>
                <draw:g>
                  <svg:desc>Parallel.D199:Parallel.D215</svg:desc>
                </draw:g>
              </table:table-cell>
              <table:table-cell office:value-type="float" office:value="0.991080277502478">
                <text:p>0.991080277502478</text:p>
                <draw:g>
                  <svg:desc>Parallel.J251:Parallel.J267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256027">
                <text:p>0.256027</text:p>
              </table:table-cell>
              <table:table-cell office:value-type="float" office:value="0.7225465449463">
                <text:p>0.72254654494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73761">
                <text:p>0.173761</text:p>
              </table:table-cell>
              <table:table-cell office:value-type="float" office:value="0.541816782992887">
                <text:p>0.54181678299288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32091">
                <text:p>0.132091</text:p>
              </table:table-cell>
              <table:table-cell office:value-type="float" office:value="0.406396582821171">
                <text:p>0.40639658282117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06909">
                <text:p>0.106909</text:p>
              </table:table-cell>
              <table:table-cell office:value-type="float" office:value="0.312168105064283">
                <text:p>0.31216810506428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910476">
                <text:p>0.0910476</text:p>
              </table:table-cell>
              <table:table-cell office:value-type="float" office:value="0.247084426768188">
                <text:p>0.24708442676818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778744">
                <text:p>0.0778744</text:p>
              </table:table-cell>
              <table:table-cell office:value-type="float" office:value="0.201345003941365">
                <text:p>0.20134500394136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674792">
                <text:p>0.0674792</text:p>
              </table:table-cell>
              <table:table-cell office:value-type="float" office:value="0.168381198997087">
                <text:p>0.16838119899708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598244">
                <text:p>0.0598244</text:p>
              </table:table-cell>
              <table:table-cell office:value-type="float" office:value="0.143991076039868">
                <text:p>0.143991076039868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565463">
                <text:p>0.0565463</text:p>
              </table:table-cell>
              <table:table-cell office:value-type="float" office:value="0.125488778418285">
                <text:p>0.12548877841828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470472">
                <text:p>0.0470472</text:p>
              </table:table-cell>
              <table:table-cell office:value-type="float" office:value="0.0997576179863523">
                <text:p>0.099757617986352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92508">
                <text:p>0.0392508</text:p>
              </table:table-cell>
              <table:table-cell office:value-type="float" office:value="0.0768159218160256">
                <text:p>0.07681592181602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316337">
                <text:p>0.0316337</text:p>
              </table:table-cell>
              <table:table-cell office:value-type="float" office:value="0.0569186114999062">
                <text:p>0.05691861149990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40165">
                <text:p>0.0240165</text:p>
              </table:table-cell>
              <table:table-cell office:value-type="float" office:value="0.040038381099573">
                <text:p>0.04003838109957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05216">
                <text:p>0.0205216</text:p>
              </table:table-cell>
              <table:table-cell office:value-type="float" office:value="0.0357115727492808">
                <text:p>0.0357115727492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47863">
                <text:p>0.0147863</text:p>
              </table:table-cell>
              <table:table-cell office:value-type="float" office:value="0.0283473255039643">
                <text:p>0.028347325503964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51447">
                <text:p>0.0151447</text:p>
              </table:table-cell>
              <table:table-cell office:value-type="float" office:value="0.0200095906736358">
                <text:p>0.020009590673635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88cm" svg:height="13.704cm" xlink:href=".." xlink:type="simple" chart:class="chart:scatter" chart:style-name="ch1">
        <chart:title svg:x="2.66cm" svg:y="0.41cm" chart:style-name="ch2">
          <text:p>Iteration Matrix Spectral Radius vs. Transitions/History</text:p>
        </chart:title>
        <chart:legend chart:legend-position="bottom" svg:x="4.242cm" svg:y="12.92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338cm" svg:y="2.011cm" svg:width="14.396cm" svg:height="9.655cm">
          <chartooo:coordinate-region svg:x="2.33cm" svg:y="2.011cm" svg:width="13.31cm" svg:height="9.008cm"/>
          <chart:axis chart:dimension="x" chart:name="primary-x" chart:style-name="ch5">
            <chart:title svg:x="8.016cm" svg:y="11.94cm" chart:style-name="ch6">
              <text:p>rho(H)</text:p>
            </chart:title>
          </chart:axis>
          <chart:axis chart:dimension="y" chart:name="primary-y" chart:style-name="ch7">
            <chart:title svg:x="0.451cm" svg:y="8.23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16cm" svg:height="13.152cm" xlink:href=".." xlink:type="simple" chart:class="chart:scatter" chart:style-name="ch1">
        <chart:title svg:x="2.273cm" svg:y="0.399cm" chart:style-name="ch2">
          <text:p>Absportion to Scatter Ratio vs. Iteratation Matrix Spectral Radius</text:p>
        </chart:title>
        <chart:legend chart:legend-position="bottom" svg:x="5.773cm" svg:y="12.369cm" style:legend-expansion="wide" chart:style-name="ch3"/>
        <chart:plot-area chart:style-name="ch4" table:cell-range-address="Spectral.C13:Spectral.D36 Spectral.D12:Spectral.D12 Spectral.N12:Spectral.N36" chart:data-source-has-labels="row" svg:x="1.351cm" svg:y="1.967cm" svg:width="14.985cm" svg:height="9.158cm">
          <chartooo:coordinate-region svg:x="2.078cm" svg:y="2.166cm" svg:width="13.978cm" svg:height="8.312cm"/>
          <chart:axis chart:dimension="x" chart:name="primary-x" chart:style-name="ch5">
            <chart:title svg:x="7.344cm" svg:y="11.388cm" chart:style-name="ch6">
              <text:p>Sigma_s / Sigma_a</text:p>
            </chart:title>
          </chart:axis>
          <chart:axis chart:dimension="y" chart:name="primary-y" chart:style-name="ch7">
            <chart:title svg:x="0.451cm" svg:y="7.066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9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205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569.888888888889">
                <text:p>569.888888888889</text:p>
                <draw:g>
                  <svg:desc>Spectral.O14:Spectral.O36</svg:desc>
                </draw:g>
              </table:table-cell>
              <table:table-cell office:value-type="float" office:value="17.9317124925847">
                <text:p>17.9317124925847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2092.9">
                <text:p>2092.9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7.7959385017117">
                <text:p>17.7959385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252.37">
                <text:p>1252.37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17.6251215067147">
                <text:p>17.6251215067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771.779">
                <text:p>771.779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17.4218662691227">
                <text:p>17.4218662691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515.647">
                <text:p>515.647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16.9301941556531">
                <text:p>16.9301941556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277.985">
                <text:p>277.985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6.3472575674835">
                <text:p>16.3472575674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76">
                <text:p>176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5.7004629048647">
                <text:p>15.7004629048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22">
                <text:p>122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15.0156626495203">
                <text:p>15.0156626495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90">
                <text:p>9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14.3153793358912">
                <text:p>14.3153793358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70">
                <text:p>70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3.617913363617">
                <text:p>13.617913363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56">
                <text:p>56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12.9371787598043">
                <text:p>12.9371787598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46">
                <text:p>46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12.283032869274">
                <text:p>12.283032869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39">
                <text:p>39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11.661873243882">
                <text:p>11.661873243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34">
                <text:p>34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11.0773262756084">
                <text:p>11.0773262756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29">
                <text:p>29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10.5309137456479">
                <text:p>10.5309137456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26">
                <text:p>26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10.0226364784867">
                <text:p>10.0226364784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23">
                <text:p>23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9.11564653213111">
                <text:p>9.11564653213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19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8.34154759437616">
                <text:p>8.34154759437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16">
                <text:p>16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7.68193964389859">
                <text:p>7.68193964389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14">
                <text:p>14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5.54373022280971">
                <text:p>5.54373022280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9">
                <text:p>9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4.43814894875906">
                <text:p>4.43814894875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6">
                <text:p>6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2.49819775740779">
                <text:p>2.49819775740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3">
                <text:p>3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1.83052600272941">
                <text:p>1.8305260027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